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2528in" style:rel-column-width="7564*"/>
    </style:style>
    <style:style style:name="Table1.B" style:family="table-column">
      <style:table-column-properties style:column-width="0.8111in" style:rel-column-width="1168*"/>
    </style:style>
    <style:style style:name="Table1.C" style:family="table-column">
      <style:table-column-properties style:column-width="0.8611in" style:rel-column-width="1240*"/>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officeooo:rsid="001e2d76" officeooo:paragraph-rsid="001e2d76"/>
    </style:style>
    <style:style style:name="P2" style:family="paragraph" style:parent-style-name="Standard">
      <style:text-properties style:text-underline-style="solid" style:text-underline-width="auto" style:text-underline-color="font-color" officeooo:rsid="00242ece" officeooo:paragraph-rsid="00242ece"/>
    </style:style>
    <style:style style:name="P3" style:family="paragraph" style:parent-style-name="Standard">
      <style:text-properties style:text-underline-style="none" officeooo:rsid="001e2d76" officeooo:paragraph-rsid="001e2d76"/>
    </style:style>
    <style:style style:name="P4" style:family="paragraph" style:parent-style-name="Standard">
      <style:text-properties style:text-underline-style="none" officeooo:rsid="001e5cc7" officeooo:paragraph-rsid="001e5cc7"/>
    </style:style>
    <style:style style:name="P5" style:family="paragraph" style:parent-style-name="Standard">
      <style:text-properties style:text-underline-style="none" officeooo:rsid="001e5cc7" officeooo:paragraph-rsid="00296cc4"/>
    </style:style>
    <style:style style:name="P6" style:family="paragraph" style:parent-style-name="Standard">
      <style:text-properties style:text-underline-style="none" officeooo:rsid="001e5cc7" officeooo:paragraph-rsid="0041abac"/>
    </style:style>
    <style:style style:name="P7" style:family="paragraph" style:parent-style-name="Standard">
      <style:text-properties style:text-underline-style="none" officeooo:rsid="001e5cc7" officeooo:paragraph-rsid="004d185b"/>
    </style:style>
    <style:style style:name="P8" style:family="paragraph" style:parent-style-name="Standard">
      <style:text-properties style:text-underline-style="none" officeooo:rsid="00220c37" officeooo:paragraph-rsid="002cfe60"/>
    </style:style>
    <style:style style:name="P9" style:family="paragraph" style:parent-style-name="Standard">
      <style:text-properties style:text-underline-style="none" officeooo:rsid="004b815d" officeooo:paragraph-rsid="004b815d"/>
    </style:style>
    <style:style style:name="P10" style:family="paragraph" style:parent-style-name="Standard">
      <style:text-properties style:text-underline-style="none" officeooo:rsid="0057d9b3" officeooo:paragraph-rsid="00848f05"/>
    </style:style>
    <style:style style:name="P11" style:family="paragraph" style:parent-style-name="Standard">
      <style:text-properties style:text-underline-style="none" officeooo:rsid="0058f588" officeooo:paragraph-rsid="00848f05"/>
    </style:style>
    <style:style style:name="P12" style:family="paragraph" style:parent-style-name="Standard">
      <style:text-properties style:text-underline-style="none" officeooo:rsid="005cc21e" officeooo:paragraph-rsid="00848f05"/>
    </style:style>
    <style:style style:name="P13" style:family="paragraph" style:parent-style-name="Standard">
      <style:text-properties style:text-underline-style="none" officeooo:rsid="0061312d" officeooo:paragraph-rsid="00848f05"/>
    </style:style>
    <style:style style:name="P14" style:family="paragraph" style:parent-style-name="Standard">
      <style:text-properties style:text-underline-style="none" officeooo:rsid="006c789e" officeooo:paragraph-rsid="006c789e"/>
    </style:style>
    <style:style style:name="P15" style:family="paragraph" style:parent-style-name="Standard">
      <style:text-properties style:text-underline-style="none" officeooo:rsid="0075ef11" officeooo:paragraph-rsid="007860a8"/>
    </style:style>
    <style:style style:name="P16" style:family="paragraph" style:parent-style-name="Standard">
      <style:text-properties fo:font-style="normal" style:text-underline-style="none" officeooo:rsid="002cfe60" officeooo:paragraph-rsid="00848f05" style:font-style-asian="normal" style:font-style-complex="normal"/>
    </style:style>
    <style:style style:name="P17" style:family="paragraph" style:parent-style-name="Standard">
      <style:text-properties fo:font-style="normal" style:text-underline-style="none" officeooo:rsid="002cfe60" officeooo:paragraph-rsid="006edd4f" style:font-style-asian="normal" style:font-style-complex="normal"/>
    </style:style>
    <style:style style:name="P18" style:family="paragraph" style:parent-style-name="Standard">
      <style:text-properties fo:font-style="normal" style:text-underline-style="none" officeooo:rsid="002c8d8c" officeooo:paragraph-rsid="0074c939" style:font-style-asian="normal" style:font-style-complex="normal"/>
    </style:style>
    <style:style style:name="P19" style:family="paragraph" style:parent-style-name="Standard">
      <style:text-properties fo:font-style="normal" style:text-underline-style="none" officeooo:rsid="002c8d8c" officeooo:paragraph-rsid="002c8d8c" style:font-style-asian="normal" style:font-style-complex="normal"/>
    </style:style>
    <style:style style:name="P20" style:family="paragraph" style:parent-style-name="Standard">
      <style:text-properties fo:font-style="normal" style:text-underline-style="none" officeooo:rsid="00220c37" officeooo:paragraph-rsid="0022e289" style:font-style-asian="normal" style:font-style-complex="normal"/>
    </style:style>
    <style:style style:name="P21" style:family="paragraph" style:parent-style-name="Standard">
      <style:text-properties fo:font-style="normal" style:text-underline-style="none" officeooo:rsid="0054b614" officeooo:paragraph-rsid="006edd4f" style:font-style-asian="normal" style:font-style-complex="normal"/>
    </style:style>
    <style:style style:name="P22" style:family="paragraph" style:parent-style-name="Standard">
      <style:text-properties fo:font-style="normal" style:text-underline-style="none" officeooo:rsid="0088117a" officeooo:paragraph-rsid="0088117a" style:font-style-asian="normal" style:font-style-complex="normal"/>
    </style:style>
    <style:style style:name="P23" style:family="paragraph" style:parent-style-name="Standard">
      <style:text-properties fo:font-style="normal" style:text-underline-style="none" officeooo:rsid="0088dc22" officeooo:paragraph-rsid="0088dc22" style:font-style-asian="normal" style:font-style-complex="normal"/>
    </style:style>
    <style:style style:name="P24" style:family="paragraph" style:parent-style-name="Standard">
      <style:text-properties fo:font-style="normal" style:text-underline-style="none" officeooo:rsid="008af05b" officeooo:paragraph-rsid="008af05b" style:font-style-asian="normal" style:font-style-complex="normal"/>
    </style:style>
    <style:style style:name="P25" style:family="paragraph" style:parent-style-name="Standard">
      <style:text-properties fo:font-style="normal" style:text-underline-style="none" officeooo:rsid="008af05b" officeooo:paragraph-rsid="00941fc4" style:font-style-asian="normal" style:font-style-complex="normal"/>
    </style:style>
    <style:style style:name="P26" style:family="paragraph" style:parent-style-name="Standard">
      <style:text-properties fo:font-style="normal" style:text-underline-style="none" officeooo:rsid="00900bf1" officeooo:paragraph-rsid="00900bf1" style:font-style-asian="normal" style:font-style-complex="normal"/>
    </style:style>
    <style:style style:name="P27" style:family="paragraph" style:parent-style-name="Standard">
      <style:text-properties fo:font-style="normal" style:text-underline-style="none" officeooo:rsid="0094671f" officeooo:paragraph-rsid="0094671f" style:font-style-asian="normal" style:font-style-complex="normal"/>
    </style:style>
    <style:style style:name="P28" style:family="paragraph" style:parent-style-name="Standard">
      <style:text-properties fo:font-style="normal" style:text-underline-style="none" officeooo:rsid="0095c267" officeooo:paragraph-rsid="0095c267" style:font-style-asian="normal" style:font-style-complex="normal"/>
    </style:style>
    <style:style style:name="P29" style:family="paragraph" style:parent-style-name="Standard">
      <style:text-properties fo:font-style="normal" style:text-underline-style="none" officeooo:rsid="009c545a" officeooo:paragraph-rsid="009c545a" style:font-style-asian="normal" style:font-style-complex="normal"/>
    </style:style>
    <style:style style:name="P30" style:family="paragraph" style:parent-style-name="Standard">
      <style:text-properties fo:font-style="normal" style:text-underline-style="none" officeooo:rsid="006edd4f" officeooo:paragraph-rsid="00846f45" style:font-style-asian="normal" style:font-style-complex="normal"/>
    </style:style>
    <style:style style:name="P31" style:family="paragraph" style:parent-style-name="Standard">
      <style:text-properties fo:font-style="normal" style:text-underline-style="none" officeooo:rsid="006edd4f" officeooo:paragraph-rsid="006edd4f" style:font-style-asian="normal" style:font-style-complex="normal"/>
    </style:style>
    <style:style style:name="P32" style:family="paragraph" style:parent-style-name="Standard">
      <style:text-properties fo:font-style="normal" style:text-underline-style="none" officeooo:rsid="005f4430" officeooo:paragraph-rsid="00848f05" style:font-style-asian="normal" style:font-style-complex="normal"/>
    </style:style>
    <style:style style:name="P33" style:family="paragraph" style:parent-style-name="Standard">
      <style:text-properties fo:font-style="normal" style:text-underline-style="none" officeooo:rsid="00773173" officeooo:paragraph-rsid="007860a8" style:font-style-asian="normal" style:font-style-complex="normal"/>
    </style:style>
    <style:style style:name="P34" style:family="paragraph" style:parent-style-name="Standard">
      <style:text-properties fo:font-style="normal" style:text-underline-style="none" officeooo:rsid="00a19367" officeooo:paragraph-rsid="00a19367" style:font-style-asian="normal" style:font-style-complex="normal"/>
    </style:style>
    <style:style style:name="P35" style:family="paragraph" style:parent-style-name="Standard">
      <style:text-properties fo:font-style="normal" style:text-underline-style="none" officeooo:rsid="00a29b9e" officeooo:paragraph-rsid="00a4303f" style:font-style-asian="normal" style:font-style-complex="normal"/>
    </style:style>
    <style:style style:name="P36" style:family="paragraph" style:parent-style-name="Standard">
      <style:text-properties fo:font-style="normal" style:text-underline-style="none" officeooo:rsid="00a5abe9" officeooo:paragraph-rsid="00a5abe9" style:font-style-asian="normal" style:font-style-complex="normal"/>
    </style:style>
    <style:style style:name="P37" style:family="paragraph" style:parent-style-name="Standard">
      <style:text-properties fo:font-style="normal" style:text-underline-style="none" officeooo:rsid="00ad4fa4" officeooo:paragraph-rsid="00ad4fa4" style:font-style-asian="normal" style:font-style-complex="normal"/>
    </style:style>
    <style:style style:name="P38" style:family="paragraph" style:parent-style-name="Standard">
      <style:text-properties officeooo:paragraph-rsid="002fb7d1"/>
    </style:style>
    <style:style style:name="P39" style:family="paragraph" style:parent-style-name="Standard">
      <style:text-properties officeooo:paragraph-rsid="0041abac"/>
    </style:style>
    <style:style style:name="P40" style:family="paragraph" style:parent-style-name="Standard">
      <style:text-properties fo:color="#999999" style:text-underline-style="none" officeooo:rsid="001e5cc7" officeooo:paragraph-rsid="00209aec"/>
    </style:style>
    <style:style style:name="P41" style:family="paragraph" style:parent-style-name="Standard">
      <style:text-properties fo:color="#999999" fo:font-style="normal" style:text-underline-style="none" officeooo:rsid="0057d9b3" officeooo:paragraph-rsid="00848f05" style:font-style-asian="normal" style:font-style-complex="normal"/>
    </style:style>
    <style:style style:name="P42" style:family="paragraph" style:parent-style-name="Standard">
      <style:text-properties fo:font-style="italic" style:text-underline-style="none" officeooo:rsid="0054b614" officeooo:paragraph-rsid="006edd4f" style:font-style-asian="italic" style:font-style-complex="italic"/>
    </style:style>
    <style:style style:name="P43" style:family="paragraph" style:parent-style-name="Standard">
      <style:text-properties fo:font-style="italic" style:text-underline-style="none" officeooo:rsid="0054b614" officeooo:paragraph-rsid="0075ef11" style:font-style-asian="italic" style:font-style-complex="italic"/>
    </style:style>
    <style:style style:name="P44" style:family="paragraph" style:parent-style-name="Standard">
      <style:text-properties fo:font-style="italic" style:text-underline-style="none" officeooo:rsid="0086d4f4" officeooo:paragraph-rsid="0086d4f4" style:font-style-asian="italic" style:font-style-complex="italic"/>
    </style:style>
    <style:style style:name="P45" style:family="paragraph" style:parent-style-name="Standard">
      <style:text-properties fo:color="#000000" style:text-underline-style="solid" style:text-underline-width="auto" style:text-underline-color="font-color" officeooo:rsid="0069867f" officeooo:paragraph-rsid="00848f05"/>
    </style:style>
    <style:style style:name="P46" style:family="paragraph" style:parent-style-name="Standard">
      <style:text-properties fo:color="#000000" fo:font-style="normal" style:text-underline-style="none" officeooo:rsid="009a6292" officeooo:paragraph-rsid="009a6292" style:font-style-asian="normal" style:font-style-complex="normal"/>
    </style:style>
    <style:style style:name="P47" style:family="paragraph" style:parent-style-name="Standard">
      <style:text-properties officeooo:paragraph-rsid="006edd4f"/>
    </style:style>
    <style:style style:name="P48" style:family="paragraph" style:parent-style-name="Standard">
      <style:text-properties officeooo:rsid="006edff7" officeooo:paragraph-rsid="006edff7"/>
    </style:style>
    <style:style style:name="P49" style:family="paragraph" style:parent-style-name="Standard">
      <style:text-properties officeooo:rsid="007832d6" officeooo:paragraph-rsid="007832d6"/>
    </style:style>
    <style:style style:name="P50" style:family="paragraph" style:parent-style-name="Standard">
      <style:paragraph-properties fo:break-before="page"/>
      <style:text-properties style:text-underline-style="solid" style:text-underline-width="auto" style:text-underline-color="font-color" officeooo:rsid="001e2d76" officeooo:paragraph-rsid="001e2d76"/>
    </style:style>
    <style:style style:name="P51" style:family="paragraph" style:parent-style-name="Standard" style:list-style-name="L1">
      <style:text-properties officeooo:paragraph-rsid="0038fd6a"/>
    </style:style>
    <style:style style:name="P52" style:family="paragraph" style:parent-style-name="Standard" style:list-style-name="L1">
      <style:text-properties style:text-underline-style="none" officeooo:rsid="0038fd6a" officeooo:paragraph-rsid="0038fd6a"/>
    </style:style>
    <style:style style:name="P53" style:family="paragraph" style:parent-style-name="Standard">
      <style:text-properties style:text-underline-style="none" officeooo:rsid="001e5cc7" officeooo:paragraph-rsid="00ba8e80"/>
    </style:style>
    <style:style style:name="P54" style:family="paragraph" style:parent-style-name="Standard">
      <style:text-properties style:text-underline-style="none" officeooo:rsid="001e5cc7" officeooo:paragraph-rsid="0041abac"/>
    </style:style>
    <style:style style:name="P55" style:family="paragraph" style:parent-style-name="Standard" style:list-style-name="L3">
      <style:text-properties style:text-underline-style="none" officeooo:rsid="0025fe5b" officeooo:paragraph-rsid="0025fe5b"/>
    </style:style>
    <style:style style:name="P56" style:family="paragraph" style:parent-style-name="Standard" style:list-style-name="L4">
      <style:text-properties style:text-underline-style="none" officeooo:rsid="00209aec" officeooo:paragraph-rsid="00209aec"/>
    </style:style>
    <style:style style:name="P57" style:family="paragraph" style:parent-style-name="Standard" style:list-style-name="L6">
      <style:text-properties style:text-underline-style="none" officeooo:rsid="006c789e" officeooo:paragraph-rsid="006c789e"/>
    </style:style>
    <style:style style:name="P58" style:family="paragraph" style:parent-style-name="Standard" style:list-style-name="L7">
      <style:text-properties style:text-underline-style="none" officeooo:rsid="00242ece" officeooo:paragraph-rsid="00242ece"/>
    </style:style>
    <style:style style:name="P59" style:family="paragraph" style:parent-style-name="Standard" style:list-style-name="L7">
      <style:text-properties style:text-underline-style="none" officeooo:rsid="0028fc48" officeooo:paragraph-rsid="0028fc48"/>
    </style:style>
    <style:style style:name="P60" style:family="paragraph" style:parent-style-name="Standard" style:list-style-name="L7">
      <style:text-properties style:text-underline-style="none" officeooo:rsid="0050e688" officeooo:paragraph-rsid="0050e688"/>
    </style:style>
    <style:style style:name="P61" style:family="paragraph" style:parent-style-name="Standard">
      <style:text-properties style:text-underline-style="none" officeooo:rsid="00c6eb43" officeooo:paragraph-rsid="00c6eb43"/>
    </style:style>
    <style:style style:name="P62" style:family="paragraph" style:parent-style-name="Standard">
      <style:text-properties style:text-underline-style="none" fo:font-weight="bold" officeooo:rsid="00c6eb43" officeooo:paragraph-rsid="00c6eb43" style:font-weight-asian="bold" style:font-weight-complex="bold"/>
    </style:style>
    <style:style style:name="P63" style:family="paragraph" style:parent-style-name="Standard">
      <style:text-properties style:text-underline-style="none" fo:font-weight="bold" officeooo:rsid="00cc1fe8" officeooo:paragraph-rsid="00cc1fe8" style:font-weight-asian="bold" style:font-weight-complex="bold"/>
    </style:style>
    <style:style style:name="P64" style:family="paragraph" style:parent-style-name="Standard">
      <style:text-properties style:text-underline-style="none" fo:font-weight="bold" officeooo:rsid="00cf8756" officeooo:paragraph-rsid="00cf8756" style:font-weight-asian="bold" style:font-weight-complex="bold"/>
    </style:style>
    <style:style style:name="P65" style:family="paragraph" style:parent-style-name="Standard">
      <style:text-properties style:text-underline-style="none" officeooo:rsid="00c8bb57" officeooo:paragraph-rsid="00c8bb57"/>
    </style:style>
    <style:style style:name="P66" style:family="paragraph" style:parent-style-name="Standard" style:list-style-name="L1">
      <style:text-properties officeooo:rsid="0038fd6a" officeooo:paragraph-rsid="0038fd6a"/>
    </style:style>
    <style:style style:name="P67" style:family="paragraph" style:parent-style-name="Standard" style:list-style-name="L1">
      <style:text-properties officeooo:rsid="003b1b96" officeooo:paragraph-rsid="009a6292"/>
    </style:style>
    <style:style style:name="P68" style:family="paragraph" style:parent-style-name="Standard" style:list-style-name="L1">
      <style:text-properties officeooo:rsid="003b1b96" officeooo:paragraph-rsid="009b8e8b"/>
    </style:style>
    <style:style style:name="P69" style:family="paragraph" style:parent-style-name="Standard" style:list-style-name="L1">
      <style:text-properties officeooo:rsid="003b1b96" officeooo:paragraph-rsid="003b1b96"/>
    </style:style>
    <style:style style:name="P70" style:family="paragraph" style:parent-style-name="Standard">
      <style:text-properties officeooo:rsid="003b1b96" officeooo:paragraph-rsid="003b1b96"/>
    </style:style>
    <style:style style:name="P71" style:family="paragraph" style:parent-style-name="Standard" style:list-style-name="L2">
      <style:text-properties officeooo:rsid="002eac4d" officeooo:paragraph-rsid="002eac4d"/>
    </style:style>
    <style:style style:name="P72" style:family="paragraph" style:parent-style-name="Standard" style:list-style-name="L2">
      <style:text-properties fo:font-style="normal" officeooo:rsid="002eac4d" officeooo:paragraph-rsid="002eac4d" style:font-style-asian="normal" style:font-style-complex="normal"/>
    </style:style>
    <style:style style:name="P73" style:family="paragraph" style:parent-style-name="Standard" style:list-style-name="L4">
      <style:text-properties fo:font-style="normal" style:text-underline-style="none" officeooo:rsid="002c8d8c" officeooo:paragraph-rsid="0074c939" style:font-style-asian="normal" style:font-style-complex="normal"/>
    </style:style>
    <style:style style:name="P74" style:family="paragraph" style:parent-style-name="Standard" style:list-style-name="L4">
      <style:text-properties fo:font-style="normal" style:text-underline-style="none" officeooo:rsid="009b8e8b" officeooo:paragraph-rsid="009b8e8b" style:font-style-asian="normal" style:font-style-complex="normal"/>
    </style:style>
    <style:style style:name="P75" style:family="paragraph" style:parent-style-name="Standard" style:list-style-name="L4">
      <style:text-properties fo:font-style="normal" style:text-underline-style="none" officeooo:rsid="002cfe60" officeooo:paragraph-rsid="009c545a" style:font-style-asian="normal" style:font-style-complex="normal"/>
    </style:style>
    <style:style style:name="P76" style:family="paragraph" style:parent-style-name="Standard" style:list-style-name="L4">
      <style:text-properties fo:font-style="normal" style:text-underline-style="none" officeooo:rsid="009c545a" officeooo:paragraph-rsid="009c545a" style:font-style-asian="normal" style:font-style-complex="normal"/>
    </style:style>
    <style:style style:name="P77" style:family="paragraph" style:parent-style-name="Standard">
      <style:text-properties fo:font-style="normal" style:text-underline-style="none" officeooo:rsid="00afee76" officeooo:paragraph-rsid="00afee76" style:font-style-asian="normal" style:font-style-complex="normal"/>
    </style:style>
    <style:style style:name="P78" style:family="paragraph" style:parent-style-name="Standard" style:list-style-name="L9">
      <style:text-properties fo:font-style="normal" style:text-underline-style="none" officeooo:rsid="00afee76" officeooo:paragraph-rsid="00afee76" style:font-style-asian="normal" style:font-style-complex="normal"/>
    </style:style>
    <style:style style:name="P79" style:family="paragraph" style:parent-style-name="Standard">
      <style:text-properties fo:color="#999999" style:text-underline-style="none" officeooo:rsid="0022e289" officeooo:paragraph-rsid="001e5cc7"/>
    </style:style>
    <style:style style:name="P80" style:family="paragraph" style:parent-style-name="Standard" style:list-style-name="L3">
      <style:text-properties fo:color="#999999" style:text-underline-style="none" officeooo:rsid="0025fe5b" officeooo:paragraph-rsid="0025fe5b"/>
    </style:style>
    <style:style style:name="P81" style:family="paragraph" style:parent-style-name="Standard" style:list-style-name="L3">
      <style:text-properties fo:color="#999999" style:text-underline-style="none" officeooo:rsid="0026c0fa" officeooo:paragraph-rsid="0026c0fa"/>
    </style:style>
    <style:style style:name="P82" style:family="paragraph" style:parent-style-name="Standard" style:list-style-name="L3">
      <style:text-properties fo:color="#999999" style:text-underline-style="none" officeooo:rsid="00286509" officeooo:paragraph-rsid="00286509"/>
    </style:style>
    <style:style style:name="P83" style:family="paragraph" style:parent-style-name="Standard" style:list-style-name="L4">
      <style:text-properties fo:color="#999999" style:text-underline-style="none" officeooo:rsid="00209aec" officeooo:paragraph-rsid="00209aec"/>
    </style:style>
    <style:style style:name="P84" style:family="paragraph" style:parent-style-name="Standard" style:list-style-name="L4">
      <style:text-properties fo:color="#999999" style:text-underline-style="none" officeooo:rsid="00209aec" officeooo:paragraph-rsid="00848f05"/>
    </style:style>
    <style:style style:name="P85" style:family="paragraph" style:parent-style-name="Standard" style:list-style-name="L4">
      <style:text-properties fo:color="#999999" style:text-underline-style="none" officeooo:rsid="002c8d8c" officeooo:paragraph-rsid="00848f05"/>
    </style:style>
    <style:style style:name="P86" style:family="paragraph" style:parent-style-name="Standard" style:list-style-name="L4">
      <style:text-properties fo:color="#999999" style:text-underline-style="none" officeooo:rsid="00220c37" officeooo:paragraph-rsid="00848f05"/>
    </style:style>
    <style:style style:name="P87" style:family="paragraph" style:parent-style-name="Standard" style:list-style-name="L2">
      <style:text-properties fo:color="#999999" style:text-underline-style="none" fo:font-weight="normal" officeooo:rsid="0032fa8f" officeooo:paragraph-rsid="0032fa8f" style:font-weight-asian="normal" style:font-weight-complex="normal"/>
    </style:style>
    <style:style style:name="P88" style:family="paragraph" style:parent-style-name="Standard" style:list-style-name="L4">
      <style:text-properties fo:color="#999999" fo:font-style="normal" style:text-underline-style="none" officeooo:rsid="0074c939" officeooo:paragraph-rsid="0074c939" style:font-style-asian="normal" style:font-style-complex="normal"/>
    </style:style>
    <style:style style:name="P89" style:family="paragraph" style:parent-style-name="Standard" style:list-style-name="L4">
      <style:text-properties fo:color="#999999" fo:font-style="normal" style:text-underline-style="none" officeooo:rsid="002c8d8c" officeooo:paragraph-rsid="0074c939" style:font-style-asian="normal" style:font-style-complex="normal"/>
    </style:style>
    <style:style style:name="P90" style:family="paragraph" style:parent-style-name="Standard" style:list-style-name="L4">
      <style:text-properties fo:color="#999999" fo:font-style="normal" style:text-underline-style="none" officeooo:rsid="002c8d8c" officeooo:paragraph-rsid="0075ef11" style:font-style-asian="normal" style:font-style-complex="normal"/>
    </style:style>
    <style:style style:name="P91" style:family="paragraph" style:parent-style-name="Standard" style:list-style-name="L4">
      <style:text-properties fo:color="#999999" fo:font-style="normal" style:text-underline-style="none" officeooo:rsid="002c8d8c" officeooo:paragraph-rsid="002c8d8c" style:font-style-asian="normal" style:font-style-complex="normal"/>
    </style:style>
    <style:style style:name="P92" style:family="paragraph" style:parent-style-name="Standard" style:list-style-name="L4">
      <style:text-properties fo:color="#999999" fo:font-style="normal" style:text-underline-style="none" officeooo:rsid="005826e6" officeooo:paragraph-rsid="0075ef11" style:font-style-asian="normal" style:font-style-complex="normal"/>
    </style:style>
    <style:style style:name="P93" style:family="paragraph" style:parent-style-name="Standard" style:list-style-name="L4">
      <style:text-properties fo:color="#999999" fo:font-style="normal" style:text-underline-style="none" officeooo:rsid="002cfe60" officeooo:paragraph-rsid="0075ef11" style:font-style-asian="normal" style:font-style-complex="normal"/>
    </style:style>
    <style:style style:name="P94" style:family="paragraph" style:parent-style-name="Standard" style:list-style-name="L4">
      <style:text-properties fo:color="#999999" fo:font-style="normal" style:text-underline-style="none" officeooo:rsid="002cfe60" officeooo:paragraph-rsid="0094671f" style:font-style-asian="normal" style:font-style-complex="normal"/>
    </style:style>
    <style:style style:name="P95" style:family="paragraph" style:parent-style-name="Standard" style:list-style-name="L4">
      <style:text-properties fo:color="#999999" fo:font-style="normal" style:text-underline-style="none" officeooo:rsid="0057d9b3" officeooo:paragraph-rsid="00848f05" style:font-style-asian="normal" style:font-style-complex="normal"/>
    </style:style>
    <style:style style:name="P96" style:family="paragraph" style:parent-style-name="Standard" style:list-style-name="L4">
      <style:text-properties fo:color="#999999" fo:font-style="normal" style:text-underline-style="none" officeooo:rsid="0094671f" officeooo:paragraph-rsid="0094671f" style:font-style-asian="normal" style:font-style-complex="normal"/>
    </style:style>
    <style:style style:name="P97" style:family="paragraph" style:parent-style-name="Standard" style:list-style-name="L2">
      <style:text-properties fo:color="#999999" fo:font-weight="bold" officeooo:rsid="003183a9" officeooo:paragraph-rsid="003183a9" style:font-weight-asian="bold" style:font-weight-complex="bold"/>
    </style:style>
    <style:style style:name="P98" style:family="paragraph" style:parent-style-name="Standard" style:list-style-name="L8">
      <style:text-properties fo:color="#999999" officeooo:paragraph-rsid="00afee76"/>
    </style:style>
    <style:style style:name="P99" style:family="paragraph" style:parent-style-name="Standard" style:list-style-name="L4">
      <style:text-properties fo:color="#808080" fo:font-style="normal" style:text-underline-style="none" officeooo:rsid="002cfe60" officeooo:paragraph-rsid="002cfe60" style:font-style-asian="normal" style:font-style-complex="normal"/>
    </style:style>
    <style:style style:name="P100" style:family="paragraph" style:parent-style-name="Standard" style:list-style-name="L4">
      <style:text-properties fo:color="#808080" fo:font-style="normal" style:text-underline-style="none" officeooo:rsid="00584c87" officeooo:paragraph-rsid="00584c87" style:font-style-asian="normal" style:font-style-complex="normal"/>
    </style:style>
    <style:style style:name="P101" style:family="paragraph" style:parent-style-name="Standard" style:list-style-name="L4">
      <style:text-properties fo:color="#808080" fo:font-style="normal" style:text-underline-style="none" officeooo:rsid="0075ef11" officeooo:paragraph-rsid="0075ef11" style:font-style-asian="normal" style:font-style-complex="normal"/>
    </style:style>
    <style:style style:name="P102" style:family="paragraph" style:parent-style-name="Standard" style:list-style-name="L4">
      <style:text-properties fo:color="#808080" style:text-underline-style="none" officeooo:rsid="002c8d8c" officeooo:paragraph-rsid="002c8d8c"/>
    </style:style>
    <style:style style:name="P103" style:family="paragraph" style:parent-style-name="Standard" style:list-style-name="L7">
      <style:text-properties style:text-underline-style="solid" style:text-underline-width="auto" style:text-underline-color="font-color" officeooo:rsid="00242ece" officeooo:paragraph-rsid="00242ece"/>
    </style:style>
    <style:style style:name="P104" style:family="paragraph" style:parent-style-name="Standard" style:list-style-name="L7">
      <style:text-properties style:text-underline-style="solid" style:text-underline-width="auto" style:text-underline-color="font-color" officeooo:rsid="0028fc48" officeooo:paragraph-rsid="0028fc48"/>
    </style:style>
    <style:style style:name="P105" style:family="paragraph" style:parent-style-name="Standard">
      <style:text-properties style:text-underline-style="solid" style:text-underline-width="auto" style:text-underline-color="font-color" officeooo:rsid="00b5dafd" officeooo:paragraph-rsid="00b5dafd"/>
    </style:style>
    <style:style style:name="P106" style:family="paragraph" style:parent-style-name="Standard">
      <style:text-properties style:text-underline-style="solid" style:text-underline-width="auto" style:text-underline-color="font-color" officeooo:rsid="006583b2" officeooo:paragraph-rsid="001e5cc7"/>
    </style:style>
    <style:style style:name="P107" style:family="paragraph" style:parent-style-name="Standard">
      <style:text-properties style:text-underline-style="solid" style:text-underline-width="auto" style:text-underline-color="font-color" officeooo:rsid="00b90e8e" officeooo:paragraph-rsid="00b90e8e"/>
    </style:style>
    <style:style style:name="P108" style:family="paragraph" style:parent-style-name="Standard">
      <style:text-properties style:text-underline-style="solid" style:text-underline-width="auto" style:text-underline-color="font-color" officeooo:rsid="00c3a1c1" officeooo:paragraph-rsid="00c3a1c1"/>
    </style:style>
    <style:style style:name="P109" style:family="paragraph" style:parent-style-name="Standard">
      <style:text-properties officeooo:paragraph-rsid="00afee76"/>
    </style:style>
    <style:style style:name="P110" style:family="paragraph" style:parent-style-name="Standard" style:list-style-name="L8">
      <style:text-properties officeooo:paragraph-rsid="00afee76"/>
    </style:style>
    <style:style style:name="P111" style:family="paragraph" style:parent-style-name="Standard" style:list-style-name="L9">
      <style:text-properties officeooo:paragraph-rsid="00afee76"/>
    </style:style>
    <style:style style:name="P112" style:family="paragraph" style:parent-style-name="Standard">
      <style:text-properties officeooo:rsid="00b05873" officeooo:paragraph-rsid="00b05873"/>
    </style:style>
    <style:style style:name="P113" style:family="paragraph" style:parent-style-name="Standard">
      <style:text-properties officeooo:rsid="0034a831" officeooo:paragraph-rsid="00c12f5f"/>
    </style:style>
    <style:style style:name="P114" style:family="paragraph" style:parent-style-name="Standard">
      <style:text-properties officeooo:paragraph-rsid="0041abac"/>
    </style:style>
    <style:style style:name="P115" style:family="paragraph" style:parent-style-name="Standard">
      <style:text-properties officeooo:paragraph-rsid="00b90e8e"/>
    </style:style>
    <style:style style:name="P116" style:family="paragraph" style:parent-style-name="Standard">
      <style:text-properties officeooo:rsid="00ba8e80" officeooo:paragraph-rsid="00ba8e80"/>
    </style:style>
    <style:style style:name="P117" style:family="paragraph" style:parent-style-name="Standard">
      <style:text-properties officeooo:rsid="0035e330" officeooo:paragraph-rsid="00bbffbd"/>
    </style:style>
    <style:style style:name="P118" style:family="paragraph" style:parent-style-name="Standard">
      <style:text-properties officeooo:rsid="0035e330" officeooo:paragraph-rsid="00bd72f3"/>
    </style:style>
    <style:style style:name="P119" style:family="paragraph" style:parent-style-name="Standard">
      <style:text-properties officeooo:rsid="00bbffbd" officeooo:paragraph-rsid="00bbffbd"/>
    </style:style>
    <style:style style:name="P120" style:family="paragraph" style:parent-style-name="Standard">
      <style:text-properties officeooo:rsid="00c11e36" officeooo:paragraph-rsid="00c21a7b"/>
    </style:style>
    <style:style style:name="P121" style:family="paragraph" style:parent-style-name="Standard">
      <style:text-properties officeooo:paragraph-rsid="00c21a7b"/>
    </style:style>
    <style:style style:name="P122" style:family="paragraph" style:parent-style-name="Standard">
      <style:text-properties officeooo:rsid="00c5c987" officeooo:paragraph-rsid="0041abac"/>
    </style:style>
    <style:style style:name="P123" style:family="paragraph" style:parent-style-name="Table_20_Contents">
      <style:text-properties officeooo:rsid="00b1cd9b" officeooo:paragraph-rsid="00b1cd9b"/>
    </style:style>
    <style:style style:name="P124" style:family="paragraph" style:parent-style-name="Table_20_Contents">
      <style:text-properties officeooo:rsid="00b26d37" officeooo:paragraph-rsid="00b26d37"/>
    </style:style>
    <style:style style:name="P125" style:family="paragraph" style:parent-style-name="Table_20_Contents">
      <style:text-properties officeooo:rsid="00b38575" officeooo:paragraph-rsid="00b38575"/>
    </style:style>
    <style:style style:name="T1" style:family="text">
      <style:text-properties style:text-underline-style="none"/>
    </style:style>
    <style:style style:name="T2" style:family="text">
      <style:text-properties style:text-underline-style="none" officeooo:rsid="002d0f2d"/>
    </style:style>
    <style:style style:name="T3" style:family="text">
      <style:text-properties style:text-underline-style="none" officeooo:rsid="0038fd6a"/>
    </style:style>
    <style:style style:name="T4" style:family="text">
      <style:text-properties style:text-underline-style="none" officeooo:rsid="0040e120"/>
    </style:style>
    <style:style style:name="T5" style:family="text">
      <style:text-properties style:text-underline-style="none" officeooo:rsid="001e9613"/>
    </style:style>
    <style:style style:name="T6" style:family="text">
      <style:text-properties style:text-underline-style="none" officeooo:rsid="0049fba1"/>
    </style:style>
    <style:style style:name="T7" style:family="text">
      <style:text-properties style:text-underline-style="none" officeooo:rsid="00c5c987"/>
    </style:style>
    <style:style style:name="T8" style:family="text">
      <style:text-properties style:text-underline-style="none" officeooo:rsid="00c6d7c5"/>
    </style:style>
    <style:style style:name="T9" style:family="text">
      <style:text-properties style:text-underline-style="none" officeooo:rsid="00cf8756"/>
    </style:style>
    <style:style style:name="T10" style:family="text">
      <style:text-properties officeooo:rsid="001e9613"/>
    </style:style>
    <style:style style:name="T11" style:family="text">
      <style:text-properties officeooo:rsid="001fe49d"/>
    </style:style>
    <style:style style:name="T12" style:family="text">
      <style:text-properties officeooo:rsid="0020b3a1"/>
    </style:style>
    <style:style style:name="T13" style:family="text">
      <style:text-properties fo:font-style="italic" style:font-style-asian="italic" style:font-style-complex="italic"/>
    </style:style>
    <style:style style:name="T14" style:family="text">
      <style:text-properties fo:font-style="italic" officeooo:rsid="002d0f2d" style:font-style-asian="italic" style:font-style-complex="italic"/>
    </style:style>
    <style:style style:name="T15" style:family="text">
      <style:text-properties fo:font-style="italic" officeooo:rsid="0035e330" style:font-style-asian="italic" style:font-style-complex="italic"/>
    </style:style>
    <style:style style:name="T16" style:family="text">
      <style:text-properties fo:font-style="italic" officeooo:rsid="00371668" style:font-style-asian="italic" style:font-style-complex="italic"/>
    </style:style>
    <style:style style:name="T17" style:family="text">
      <style:text-properties fo:font-style="italic" officeooo:rsid="0041abac" style:font-style-asian="italic" style:font-style-complex="italic"/>
    </style:style>
    <style:style style:name="T18" style:family="text">
      <style:text-properties fo:font-style="italic" officeooo:rsid="00531748" style:font-style-asian="italic" style:font-style-complex="italic"/>
    </style:style>
    <style:style style:name="T19" style:family="text">
      <style:text-properties fo:font-style="italic" officeooo:rsid="0058f588" style:font-style-asian="italic" style:font-style-complex="italic"/>
    </style:style>
    <style:style style:name="T20" style:family="text">
      <style:text-properties fo:font-style="italic" officeooo:rsid="0059955b" style:font-style-asian="italic" style:font-style-complex="italic"/>
    </style:style>
    <style:style style:name="T21" style:family="text">
      <style:text-properties fo:font-style="italic" officeooo:rsid="00803f93" style:font-style-asian="italic" style:font-style-complex="italic"/>
    </style:style>
    <style:style style:name="T22" style:family="text">
      <style:text-properties fo:font-style="italic" officeooo:rsid="008a2a99" style:font-style-asian="italic" style:font-style-complex="italic"/>
    </style:style>
    <style:style style:name="T23" style:family="text">
      <style:text-properties fo:font-style="italic" officeooo:rsid="0088dc22" style:font-style-asian="italic" style:font-style-complex="italic"/>
    </style:style>
    <style:style style:name="T24" style:family="text">
      <style:text-properties fo:font-style="italic" officeooo:rsid="00900bf1" style:font-style-asian="italic" style:font-style-complex="italic"/>
    </style:style>
    <style:style style:name="T25" style:family="text">
      <style:text-properties fo:font-style="italic" officeooo:rsid="0099343c" style:font-style-asian="italic" style:font-style-complex="italic"/>
    </style:style>
    <style:style style:name="T26" style:family="text">
      <style:text-properties fo:font-style="italic" officeooo:rsid="00a4303f" style:font-style-asian="italic" style:font-style-complex="italic"/>
    </style:style>
    <style:style style:name="T27" style:family="text">
      <style:text-properties fo:font-style="italic" officeooo:rsid="0095c267"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2cfe60" style:font-style-asian="normal" style:font-style-complex="normal"/>
    </style:style>
    <style:style style:name="T30" style:family="text">
      <style:text-properties fo:font-style="normal" officeooo:rsid="002d0f2d" style:font-style-asian="normal" style:font-style-complex="normal"/>
    </style:style>
    <style:style style:name="T31" style:family="text">
      <style:text-properties fo:font-style="normal" officeooo:rsid="002f4b76" style:font-style-asian="normal" style:font-style-complex="normal"/>
    </style:style>
    <style:style style:name="T32" style:family="text">
      <style:text-properties fo:font-style="normal" officeooo:rsid="002fb7d1" style:font-style-asian="normal" style:font-style-complex="normal"/>
    </style:style>
    <style:style style:name="T33" style:family="text">
      <style:text-properties fo:font-style="normal" officeooo:rsid="00349e13" style:font-style-asian="normal" style:font-style-complex="normal"/>
    </style:style>
    <style:style style:name="T34" style:family="text">
      <style:text-properties fo:font-style="normal" officeooo:rsid="0034a831" style:font-style-asian="normal" style:font-style-complex="normal"/>
    </style:style>
    <style:style style:name="T35" style:family="text">
      <style:text-properties fo:font-style="normal" officeooo:rsid="0035e330" style:font-style-asian="normal" style:font-style-complex="normal"/>
    </style:style>
    <style:style style:name="T36" style:family="text">
      <style:text-properties fo:font-style="normal" officeooo:rsid="003679dc" style:font-style-asian="normal" style:font-style-complex="normal"/>
    </style:style>
    <style:style style:name="T37" style:family="text">
      <style:text-properties fo:font-style="normal" officeooo:rsid="00371668" style:font-style-asian="normal" style:font-style-complex="normal"/>
    </style:style>
    <style:style style:name="T38" style:family="text">
      <style:text-properties fo:font-style="normal" officeooo:rsid="00376e21" style:font-style-asian="normal" style:font-style-complex="normal"/>
    </style:style>
    <style:style style:name="T39" style:family="text">
      <style:text-properties fo:font-style="normal" officeooo:rsid="003872f6" style:font-style-asian="normal" style:font-style-complex="normal"/>
    </style:style>
    <style:style style:name="T40" style:family="text">
      <style:text-properties fo:font-style="normal" officeooo:rsid="003c4181" style:font-style-asian="normal" style:font-style-complex="normal"/>
    </style:style>
    <style:style style:name="T41" style:family="text">
      <style:text-properties fo:font-style="normal" officeooo:rsid="003ee34b" style:font-style-asian="normal" style:font-style-complex="normal"/>
    </style:style>
    <style:style style:name="T42" style:family="text">
      <style:text-properties fo:font-style="normal" officeooo:rsid="0040e120" style:font-style-asian="normal" style:font-style-complex="normal"/>
    </style:style>
    <style:style style:name="T43" style:family="text">
      <style:text-properties fo:font-style="normal" officeooo:rsid="0041abac" style:font-style-asian="normal" style:font-style-complex="normal"/>
    </style:style>
    <style:style style:name="T44" style:family="text">
      <style:text-properties fo:font-style="normal" officeooo:rsid="004271c8" style:font-style-asian="normal" style:font-style-complex="normal"/>
    </style:style>
    <style:style style:name="T45" style:family="text">
      <style:text-properties fo:font-style="normal" officeooo:rsid="004431d3" style:font-style-asian="normal" style:font-style-complex="normal"/>
    </style:style>
    <style:style style:name="T46" style:family="text">
      <style:text-properties fo:font-style="normal" officeooo:rsid="004620e7" style:font-style-asian="normal" style:font-style-complex="normal"/>
    </style:style>
    <style:style style:name="T47" style:family="text">
      <style:text-properties fo:font-style="normal" officeooo:rsid="0048b32a" style:font-style-asian="normal" style:font-style-complex="normal"/>
    </style:style>
    <style:style style:name="T48" style:family="text">
      <style:text-properties fo:font-style="normal" officeooo:rsid="00531748" style:font-style-asian="normal" style:font-style-complex="normal"/>
    </style:style>
    <style:style style:name="T49" style:family="text">
      <style:text-properties fo:font-style="normal" officeooo:rsid="0058f588" style:font-style-asian="normal" style:font-style-complex="normal"/>
    </style:style>
    <style:style style:name="T50" style:family="text">
      <style:text-properties fo:font-style="normal" officeooo:rsid="0059955b" style:font-style-asian="normal" style:font-style-complex="normal"/>
    </style:style>
    <style:style style:name="T51" style:family="text">
      <style:text-properties fo:font-style="normal" officeooo:rsid="005d08e9" style:font-style-asian="normal" style:font-style-complex="normal"/>
    </style:style>
    <style:style style:name="T52" style:family="text">
      <style:text-properties fo:font-style="normal" officeooo:rsid="005e454b" style:font-style-asian="normal" style:font-style-complex="normal"/>
    </style:style>
    <style:style style:name="T53" style:family="text">
      <style:text-properties fo:font-style="normal" officeooo:rsid="005eee58" style:font-style-asian="normal" style:font-style-complex="normal"/>
    </style:style>
    <style:style style:name="T54" style:family="text">
      <style:text-properties fo:font-style="normal" officeooo:rsid="005f4430" style:font-style-asian="normal" style:font-style-complex="normal"/>
    </style:style>
    <style:style style:name="T55" style:family="text">
      <style:text-properties fo:font-style="normal" officeooo:rsid="005f937a" style:font-style-asian="normal" style:font-style-complex="normal"/>
    </style:style>
    <style:style style:name="T56" style:family="text">
      <style:text-properties fo:font-style="normal" officeooo:rsid="0061312d" style:font-style-asian="normal" style:font-style-complex="normal"/>
    </style:style>
    <style:style style:name="T57" style:family="text">
      <style:text-properties fo:font-style="normal" officeooo:rsid="0063218f" style:font-style-asian="normal" style:font-style-complex="normal"/>
    </style:style>
    <style:style style:name="T58" style:family="text">
      <style:text-properties fo:font-style="normal" officeooo:rsid="00665237" style:font-style-asian="normal" style:font-style-complex="normal"/>
    </style:style>
    <style:style style:name="T59" style:family="text">
      <style:text-properties fo:font-style="normal" officeooo:rsid="00683fd2" style:font-style-asian="normal" style:font-style-complex="normal"/>
    </style:style>
    <style:style style:name="T60" style:family="text">
      <style:text-properties fo:font-style="normal" officeooo:rsid="006915c7" style:font-style-asian="normal" style:font-style-complex="normal"/>
    </style:style>
    <style:style style:name="T61" style:family="text">
      <style:text-properties fo:font-style="normal" officeooo:rsid="0069867f" style:font-style-asian="normal" style:font-style-complex="normal"/>
    </style:style>
    <style:style style:name="T62" style:family="text">
      <style:text-properties fo:font-style="normal" officeooo:rsid="0077678a" style:font-style-asian="normal" style:font-style-complex="normal"/>
    </style:style>
    <style:style style:name="T63" style:family="text">
      <style:text-properties fo:font-style="normal" officeooo:rsid="00732f80" style:font-style-asian="normal" style:font-style-complex="normal"/>
    </style:style>
    <style:style style:name="T64" style:family="text">
      <style:text-properties fo:font-style="normal" officeooo:rsid="00773173" style:font-style-asian="normal" style:font-style-complex="normal"/>
    </style:style>
    <style:style style:name="T65" style:family="text">
      <style:text-properties fo:font-style="normal" officeooo:rsid="007b21a6" style:font-style-asian="normal" style:font-style-complex="normal"/>
    </style:style>
    <style:style style:name="T66" style:family="text">
      <style:text-properties fo:font-style="normal" officeooo:rsid="007b95fd" style:font-style-asian="normal" style:font-style-complex="normal"/>
    </style:style>
    <style:style style:name="T67" style:family="text">
      <style:text-properties fo:font-style="normal" officeooo:rsid="009f1b23" style:font-style-asian="normal" style:font-style-complex="normal"/>
    </style:style>
    <style:style style:name="T68" style:family="text">
      <style:text-properties fo:font-style="normal" officeooo:rsid="00af0265" style:font-style-asian="normal" style:font-style-complex="normal"/>
    </style:style>
    <style:style style:name="T69" style:family="text">
      <style:text-properties fo:font-style="normal" officeooo:rsid="00b7c7e4" style:font-style-asian="normal" style:font-style-complex="normal"/>
    </style:style>
    <style:style style:name="T70" style:family="text">
      <style:text-properties fo:font-style="normal" officeooo:rsid="00ba8e80" style:font-style-asian="normal" style:font-style-complex="normal"/>
    </style:style>
    <style:style style:name="T71" style:family="text">
      <style:text-properties fo:font-style="normal" officeooo:rsid="00bbffbd" style:font-style-asian="normal" style:font-style-complex="normal"/>
    </style:style>
    <style:style style:name="T72" style:family="text">
      <style:text-properties fo:font-style="normal" officeooo:rsid="00bd72f3" style:font-style-asian="normal" style:font-style-complex="normal"/>
    </style:style>
    <style:style style:name="T73" style:family="text">
      <style:text-properties fo:font-style="normal" officeooo:rsid="00beb31f" style:font-style-asian="normal" style:font-style-complex="normal"/>
    </style:style>
    <style:style style:name="T74" style:family="text">
      <style:text-properties fo:font-style="normal" officeooo:rsid="00c12f5f" style:font-style-asian="normal" style:font-style-complex="normal"/>
    </style:style>
    <style:style style:name="T75" style:family="text">
      <style:text-properties fo:font-style="normal" officeooo:rsid="00ce69be" style:font-style-asian="normal" style:font-style-complex="normal"/>
    </style:style>
    <style:style style:name="T76" style:family="text">
      <style:text-properties fo:font-style="normal" officeooo:rsid="00d0e135" style:font-style-asian="normal" style:font-style-complex="normal"/>
    </style:style>
    <style:style style:name="T77" style:family="text">
      <style:text-properties fo:font-style="normal" style:text-underline-style="solid" style:text-underline-width="auto" style:text-underline-color="font-color" officeooo:rsid="0063218f" style:font-style-asian="normal" style:font-style-complex="normal"/>
    </style:style>
    <style:style style:name="T78" style:family="text">
      <style:text-properties fo:font-style="normal" style:text-underline-style="none" style:font-style-asian="normal" style:font-style-complex="normal"/>
    </style:style>
    <style:style style:name="T79" style:family="text">
      <style:text-properties fo:font-style="normal" style:text-underline-style="none" officeooo:rsid="0054b614" style:font-style-asian="normal" style:font-style-complex="normal"/>
    </style:style>
    <style:style style:name="T80" style:family="text">
      <style:text-properties fo:font-style="normal" style:text-underline-style="none" officeooo:rsid="00552df9" style:font-style-asian="normal" style:font-style-complex="normal"/>
    </style:style>
    <style:style style:name="T81" style:family="text">
      <style:text-properties fo:font-style="normal" style:text-underline-style="none" officeooo:rsid="006f64e5" style:font-style-asian="normal" style:font-style-complex="normal"/>
    </style:style>
    <style:style style:name="T82" style:family="text">
      <style:text-properties fo:font-style="normal" style:text-underline-style="none" officeooo:rsid="006fbc34" style:font-style-asian="normal" style:font-style-complex="normal"/>
    </style:style>
    <style:style style:name="T83" style:family="text">
      <style:text-properties fo:font-style="normal" style:text-underline-style="none" officeooo:rsid="0071507f" style:font-style-asian="normal" style:font-style-complex="normal"/>
    </style:style>
    <style:style style:name="T84" style:family="text">
      <style:text-properties fo:font-style="normal" style:text-underline-style="none" officeooo:rsid="00732f80" style:font-style-asian="normal" style:font-style-complex="normal"/>
    </style:style>
    <style:style style:name="T85" style:family="text">
      <style:text-properties fo:font-style="normal" style:text-underline-style="none" officeooo:rsid="007832d6" style:font-style-asian="normal" style:font-style-complex="normal"/>
    </style:style>
    <style:style style:name="T86" style:family="text">
      <style:text-properties fo:font-style="normal" style:text-underline-style="none" officeooo:rsid="00afee76" style:font-style-asian="normal" style:font-style-complex="normal"/>
    </style:style>
    <style:style style:name="T87" style:family="text">
      <style:text-properties fo:font-style="normal" style:text-underline-style="none" officeooo:rsid="00b1cd9b" style:font-style-asian="normal" style:font-style-complex="normal"/>
    </style:style>
    <style:style style:name="T88" style:family="text">
      <style:text-properties fo:font-style="normal" style:text-underline-style="none" officeooo:rsid="00b26d37" style:font-style-asian="normal" style:font-style-complex="normal"/>
    </style:style>
    <style:style style:name="T89" style:family="text">
      <style:text-properties fo:font-style="normal" style:text-underline-style="none" officeooo:rsid="00d258f1" style:font-style-asian="normal" style:font-style-complex="normal"/>
    </style:style>
    <style:style style:name="T90" style:family="text">
      <style:text-properties officeooo:rsid="00286509"/>
    </style:style>
    <style:style style:name="T91" style:family="text">
      <style:text-properties officeooo:rsid="002b3f7f"/>
    </style:style>
    <style:style style:name="T92" style:family="text">
      <style:text-properties officeooo:rsid="002c8d8c"/>
    </style:style>
    <style:style style:name="T93" style:family="text">
      <style:text-properties officeooo:rsid="002d0f2d"/>
    </style:style>
    <style:style style:name="T94" style:family="text">
      <style:text-properties officeooo:rsid="002fb7d1"/>
    </style:style>
    <style:style style:name="T95" style:family="text">
      <style:text-properties officeooo:rsid="0032fa8f"/>
    </style:style>
    <style:style style:name="T96" style:family="text">
      <style:text-properties officeooo:rsid="0038fd6a"/>
    </style:style>
    <style:style style:name="T97" style:family="text">
      <style:text-properties officeooo:rsid="003ae7dc"/>
    </style:style>
    <style:style style:name="T98" style:family="text">
      <style:text-properties officeooo:rsid="0041abac"/>
    </style:style>
    <style:style style:name="T99" style:family="text">
      <style:text-properties officeooo:rsid="004bcb66"/>
    </style:style>
    <style:style style:name="T100" style:family="text">
      <style:text-properties fo:color="#999999"/>
    </style:style>
    <style:style style:name="T101" style:family="text">
      <style:text-properties fo:color="#999999" fo:font-style="normal" officeooo:rsid="00b7c7e4" style:font-style-asian="normal" style:font-style-complex="normal"/>
    </style:style>
    <style:style style:name="T102" style:family="text">
      <style:text-properties fo:color="#999999" fo:font-style="normal" officeooo:rsid="00531748" style:font-style-asian="normal" style:font-style-complex="normal"/>
    </style:style>
    <style:style style:name="T103" style:family="text">
      <style:text-properties fo:color="#999999" fo:font-style="normal" officeooo:rsid="003d73a9" style:font-style-asian="normal" style:font-style-complex="normal"/>
    </style:style>
    <style:style style:name="T104" style:family="text">
      <style:text-properties officeooo:rsid="00526831"/>
    </style:style>
    <style:style style:name="T105" style:family="text">
      <style:text-properties officeooo:rsid="00552df9"/>
    </style:style>
    <style:style style:name="T106" style:family="text">
      <style:text-properties officeooo:rsid="0056e58d"/>
    </style:style>
    <style:style style:name="T107" style:family="text">
      <style:text-properties officeooo:rsid="005826e6"/>
    </style:style>
    <style:style style:name="T108" style:family="text">
      <style:text-properties officeooo:rsid="0058f588"/>
    </style:style>
    <style:style style:name="T109" style:family="text">
      <style:text-properties officeooo:rsid="005b3a3d"/>
    </style:style>
    <style:style style:name="T110" style:family="text">
      <style:text-properties officeooo:rsid="005bf0bb"/>
    </style:style>
    <style:style style:name="T111" style:family="text">
      <style:text-properties officeooo:rsid="006d72d6"/>
    </style:style>
    <style:style style:name="T112" style:family="text">
      <style:text-properties officeooo:rsid="006edd4f"/>
    </style:style>
    <style:style style:name="T113" style:family="text">
      <style:text-properties officeooo:rsid="0075ef11"/>
    </style:style>
    <style:style style:name="T114" style:family="text">
      <style:text-properties officeooo:rsid="00773173"/>
    </style:style>
    <style:style style:name="T115" style:family="text">
      <style:text-properties officeooo:rsid="007832d6"/>
    </style:style>
    <style:style style:name="T116" style:family="text">
      <style:text-properties officeooo:rsid="007860a8"/>
    </style:style>
    <style:style style:name="T117" style:family="text">
      <style:text-properties officeooo:rsid="007b21a6"/>
    </style:style>
    <style:style style:name="T118" style:family="text">
      <style:text-properties officeooo:rsid="0088dc22"/>
    </style:style>
    <style:style style:name="T119" style:family="text">
      <style:text-properties officeooo:rsid="008a2a99"/>
    </style:style>
    <style:style style:name="T120" style:family="text">
      <style:text-properties officeooo:rsid="008af05b"/>
    </style:style>
    <style:style style:name="T121" style:family="text">
      <style:text-properties officeooo:rsid="008b46d9"/>
    </style:style>
    <style:style style:name="T122" style:family="text">
      <style:text-properties officeooo:rsid="00900bf1"/>
    </style:style>
    <style:style style:name="T123" style:family="text">
      <style:text-properties officeooo:rsid="0091fe2f"/>
    </style:style>
    <style:style style:name="T124" style:family="text">
      <style:text-properties officeooo:rsid="0092526a"/>
    </style:style>
    <style:style style:name="T125" style:family="text">
      <style:text-properties officeooo:rsid="0095c267"/>
    </style:style>
    <style:style style:name="T126" style:family="text">
      <style:text-properties officeooo:rsid="0097835f"/>
    </style:style>
    <style:style style:name="T127" style:family="text">
      <style:text-properties officeooo:rsid="0099343c"/>
    </style:style>
    <style:style style:name="T128" style:family="text">
      <style:text-properties officeooo:rsid="009c545a"/>
    </style:style>
    <style:style style:name="T129" style:family="text">
      <style:text-properties officeooo:rsid="009d01c5"/>
    </style:style>
    <style:style style:name="T130" style:family="text">
      <style:text-properties officeooo:rsid="009f1b23"/>
    </style:style>
    <style:style style:name="T131" style:family="text">
      <style:text-properties officeooo:rsid="00a05c0b"/>
    </style:style>
    <style:style style:name="T132" style:family="text">
      <style:text-properties fo:font-weight="bold"/>
    </style:style>
    <style:style style:name="T133" style:family="text">
      <style:text-properties officeooo:rsid="00a29b9e"/>
    </style:style>
    <style:style style:name="T134" style:family="text">
      <style:text-properties officeooo:rsid="00a4303f"/>
    </style:style>
    <style:style style:name="T135" style:family="text">
      <style:text-properties officeooo:rsid="00a627ad"/>
    </style:style>
    <style:style style:name="T136" style:family="text">
      <style:text-properties officeooo:rsid="00a8d560"/>
    </style:style>
    <style:style style:name="T137" style:family="text">
      <style:text-properties officeooo:rsid="00ab9735"/>
    </style:style>
    <style:style style:name="T138" style:family="text">
      <style:text-properties officeooo:rsid="00af7205"/>
    </style:style>
    <style:style style:name="T139" style:family="text">
      <style:text-properties officeooo:rsid="00b05873"/>
    </style:style>
    <style:style style:name="T140" style:family="text">
      <style:text-properties officeooo:rsid="00b26d37"/>
    </style:style>
    <style:style style:name="T141" style:family="text">
      <style:text-properties officeooo:rsid="00b4d0fc"/>
    </style:style>
    <style:style style:name="T142" style:family="text">
      <style:text-properties officeooo:rsid="006635c5"/>
    </style:style>
    <style:style style:name="T143" style:family="text">
      <style:text-properties officeooo:rsid="00bab455"/>
    </style:style>
    <style:style style:name="T144" style:family="text">
      <style:text-properties officeooo:rsid="00c01d9e"/>
    </style:style>
    <style:style style:name="T145" style:family="text">
      <style:text-properties officeooo:rsid="00c6d7c5"/>
    </style:style>
    <style:style style:name="T146" style:family="text">
      <style:text-properties officeooo:rsid="00ce69be"/>
    </style:style>
    <style:style style:name="T147" style:family="text">
      <style:text-properties fo:font-weight="normal" style:font-weight-asian="normal" style:font-weight-complex="normal"/>
    </style:style>
    <style:style style:name="T148" style:family="text">
      <style:text-properties officeooo:rsid="00d083d0"/>
    </style:style>
    <style:style style:name="T149" style:family="text">
      <style:text-properties officeooo:rsid="00d1ee3f"/>
    </style:style>
    <style:style style:name="T150" style:family="text">
      <style:text-properties officeooo:rsid="00d377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500 words]</text:p>
      <text:list xml:id="list9014915267223305055" text:style-name="L1">
        <text:list-item>
          <text:p text:style-name="P52">Key things to do:</text:p>
          <text:list>
            <text:list-item>
              <text:p text:style-name="P51"><text:span text:style-name="T3">Intro paragraph summarize goals and what I did (</text:span>✓<text:span text:style-name="T96">)</text:span></text:p>
            </text:list-item>
            <text:list-item>
              <text:p text:style-name="P66">Clear up <text:span text:style-name="T97">what</text:span> is “Conflict Free” as stated in the title</text:p>
              <text:list>
                <text:list-item>
                  <text:p text:style-name="P66">Perhaps invert the history section as it's been written to this end?</text:p>
                </text:list-item>
              </text:list>
            </text:list-item>
            <text:list-item>
              <text:p text:style-name="P67">Describe OT/CRDT <text:span text:style-name="T3">(</text:span>✓<text:span text:style-name="T96">)</text:span></text:p>
            </text:list-item>
            <text:list-item>
              <text:p text:style-name="P68">Describe in slightly more detail my work <text:span text:style-name="T3">(</text:span>✓<text:span text:style-name="T96">)</text:span></text:p>
              <text:list>
                <text:list-item>
                  <text:p text:style-name="P69">Especially, overview network simulation</text:p>
                </text:list-item>
              </text:list>
            </text:list-item>
          </text:list>
        </text:list-item>
      </text:list>
      <text:p text:style-name="P70"/>
      <text:p text:style-name="P116">Real time interaction between users is becoming an increasingly important feature to many applications, from word processing to CAD to social networking. This dissertation examines trade offs that should be considered when applying the prevailing technologies that enable concurrent use of data in applications. More specifically, this project implements and analyzes a concurrent text editor based on Convergent Replicated Data Types (also known as Conflict-free Replicated Data Types), CRDT in short, in comparison to an editor exploiting Operational Transformations (OT) <text:span text:style-name="T143">as its core technology.</text:span></text:p>
      <text:p text:style-name="P70"/>
      <text:p text:style-name="P105">Motivation</text:p>
      <text:p text:style-name="P106"/>
      <text:p text:style-name="P38"><text:span text:style-name="T2">Realtime collaborative editing </text:span><text:span text:style-name="T4">was first motivated by a demonstration in</text:span><text:span text:style-name="T2"> the Mother of All Demos by</text:span> Douglas Engelbart <text:span text:style-name="T93">in 1968 [</text:span><text:span text:style-name="T14">citation needed</text:span><text:span text:style-name="T30">]. From that time, it took several decades for implementations of such editing systems to appear. Early products appeared in the 1990's, and </text:span><text:span text:style-name="T31">the 1989 paper by </text:span><text:span text:style-name="T32">G</text:span><text:span text:style-name="T31">ibbs and Ellis [</text:span><text:span text:style-name="T14">citation</text:span><text:span text:style-name="T31">] marked the beginning of </text:span><text:span text:style-name="T32">extended research into </text:span><text:span text:style-name="T33">operational</text:span><text:span text:style-name="T32"> transformations. </text:span><text:span text:style-name="T33">Due to almost 20 years of research, OT is a relatively developed field of research and has been applied to products that are commonly used. The most familiar of these is likely to be Google Docs, which seems to behave in a predictable and well understood way. </text:span><text:span text:style-name="T34">One reason Google Docs is so widely used might be that it follows users' expectations for how a concurrent, multi-user document editor should work. </text:span><text:span text:style-name="T42">Importantly, this</text:span><text:span text:style-name="T34"> includes </text:span><text:span text:style-name="T71">lock-free editing </text:span><text:span text:style-name="T34">and </text:span><text:span text:style-name="T71">in</text:span><text:span text:style-name="T34">dependence on a fast connection, no loss of data, and the </text:span><text:span text:style-name="T71">guarantee</text:span><text:span text:style-name="T34"> that everyone ends up with the same document when changes are complete. These are in fact the goals around which OT and CRDTs </text:span><text:span text:style-name="T35">have</text:span><text:span text:style-name="T34"> developed.</text:span></text:p>
      <text:p text:style-name="P38"/>
      <text:p text:style-name="P117"><text:span text:style-name="T43">The convergence, </text:span><text:span text:style-name="T44">or consistency </text:span><text:span text:style-name="T45">[correct – are equivalent?],</text:span><text:span text:style-name="T43"> property above </text:span><text:span text:style-name="T70">is</text:span><text:span text:style-name="T43"> the hardest to provide – it is easy to create a system where the last writer wins, but data is lost in the process. In a distributed system </text:span><text:span text:style-name="T44">such as a shared text editor, t</text:span><text:span text:style-name="T28">he CAP theorem tells us we cannot guarantee all three of consistency, availability, and partition-tolerance [</text:span><text:span text:style-name="T13">citation</text:span><text:span text:style-name="T28">]. However, if we forgo </text:span><text:span text:style-name="T13">strong</text:span><text:span text:style-name="T28"> consistency guarantees and settle for eventual consistency, we are able </text:span><text:span text:style-name="T46">provide</text:span><text:span text:style-name="T28"> all three [</text:span><text:a xlink:type="simple" xlink:href="http://gun.js.org/distributed/matters.html"><text:span text:style-name="T28">http://gun.js.org/distributed/matters.html</text:span></text:a><text:span text:style-name="T28">]. However, </text:span><text:span text:style-name="T46">achieving</text:span><text:span text:style-name="T28"> eventual consistency is non-trivial. Operational transformations, </text:span><text:span text:style-name="T36">if designed and implemented correctly, </text:span><text:span text:style-name="T46">accomplish</text:span><text:span text:style-name="T36"> this by </text:span><text:span text:style-name="T37">recording changes made locally to the data at the moment the user submits them. These operations are sent to the server, which linearizes [GB?] and forwards them to other clients. These clients transform incoming operations against locally made changes in a way that guarantees both the sender and the receiver </text:span><text:span text:style-name="T75">produce</text:span><text:span text:style-name="T37"> the same data. A simple example </text:span><text:span text:style-name="T71">can be seen in Figure 1.</text:span></text:p>
      <text:p text:style-name="P117"/>
      <text:p text:style-name="P119"><text:span text:style-name="T146">Figure 1 </text:span>[turn this into a Graphic]</text:p>
      <text:p text:style-name="P118"><text:span text:style-name="T37"><text:s/>a </text:span><text:span text:style-name="T46">shared </text:span><text:span text:style-name="T37">string 'rain', into which client A inserts 'b' at index 0, which I will denote ('b', 0), resulting in 'brain'. Client B concurrently inserts 's' at index 4 (resulting in 'rains'). Once the operations are exchanged, client A must transform B's operation from ('s', 4) to ('s', 5), while client B can simply insert ('b', 0). This way, both clients converge to 'brains'. </text:span></text:p>
      <text:p text:style-name="P118"/>
      <text:p text:style-name="P118"><text:soft-page-break/><text:span text:style-name="T37">These transformations can </text:span><text:span text:style-name="T72">be very</text:span><text:span text:style-name="T37"> complex, and are difficult to implement correctly [</text:span><text:span text:style-name="T16">cite Joseph Gentle</text:span><text:span text:style-name="T37">]. However, once the transformation is complete, the data is </text:span><text:span text:style-name="T48">in its native format</text:span><text:span text:style-name="T37"> and contains no </text:span><text:span text:style-name="T46">meta information</text:span><text:span text:style-name="T37">. </text:span><text:span text:style-name="T75">[note about having to keep a history of operations somewhere to transform against – does ShareJS do this on the server?]</text:span></text:p>
      <text:p text:style-name="P38"/>
      <text:p text:style-name="P113"><text:span text:style-name="T28">CRDTs, which </text:span><text:span text:style-name="T38">were first formalized </text:span><text:span text:style-name="T35">in a 2007 paper [</text:span><text:span text:style-name="T15">citation</text:span><text:span text:style-name="T38">], on the other hand trade complex algorithms for a more complex data structure, with metadata such as timestamps. </text:span><text:span text:style-name="T39">Rather than relying on a serial order provided by a server, or complex logic to transform operations against each other, operations are tagged with totally ordered identifiers which allow us to extract the data in the </text:span><text:span text:style-name="T48">native</text:span><text:span text:style-name="T39"> [unclear?] form</text:span><text:span text:style-name="T40"> – for example, a string wil</text:span><text:span text:style-name="T43">l be represented as a set of tagged characters</text:span><text:span text:style-name="T40">, so they may be read out of the </text:span><text:span text:style-name="T48">set</text:span><text:span text:style-name="T40"> </text:span><text:span text:style-name="T47">according to the tag ordering</text:span><text:span text:style-name="T40">. </text:span><text:span text:style-name="T72">Figure 2 is a simple demonstration of how this works.</text:span><text:span text:style-name="T40"> As a result of the total ordering, as long as no changes are lost, all clients are guaranteed to converge to </text:span><text:span text:style-name="T72">an identical</text:span><text:span text:style-name="T40">, ordered result. CRDTs have limitations: </text:span><text:span text:style-name="T69">all </text:span><text:span text:style-name="T40">operations must be commutative, </text:span><text:span text:style-name="T48">associative, and idempotent</text:span><text:span text:style-name="T40"> [</text:span><text:span text:style-name="T18">citation </text:span><text:a xlink:type="simple" xlink:href="http://book.mixu.net/distsys/eventual.html"><text:span text:style-name="T18">http://book.mixu.net/distsys/eventual.html</text:span></text:a><text:span text:style-name="T48">]</text:span><text:span text:style-name="T40">. </text:span><text:span text:style-name="T74">The commutative property is what has led to the name 'conflict-free' since any changes can be performed out of order. </text:span><text:span text:style-name="T48">For</text:span><text:span text:style-name="T43"> the purpose of </text:span><text:span text:style-name="T41">text editing, one can develop </text:span><text:span text:style-name="T48">CRDTs that </text:span><text:span text:style-name="T73">do </text:span><text:span text:style-name="T48">satisfy </text:span><text:span text:style-name="T74">these three</text:span><text:span text:style-name="T73"> properties</text:span><text:span text:style-name="T48">. </text:span></text:p>
      <text:p text:style-name="P113"/>
      <text:p text:style-name="P113"><text:span text:style-name="T101">In</text:span><text:span text:style-name="T102"> mathematics, data structure with these properties are known as join and meet semilattices</text:span><text:span text:style-name="T103">. </text:span></text:p>
      <text:p text:style-name="P121"/>
      <text:p text:style-name="P120">[Figure 2 - <text:span text:style-name="T146">TODO</text:span>]</text:p>
      <text:p text:style-name="P121"/>
      <text:p text:style-name="P107"><text:span text:style-name="T142">O</text:span>verview</text:p>
      <text:p text:style-name="P107"/>
      <text:p text:style-name="P53">This project aims to examine the trade-offs made when implementing highly distributed and concurrent document editing with Operation Transfor<text:span text:style-name="T94">mations</text:span> (OT) versus with C<text:span text:style-name="T95">onvergent</text:span> Replicated Data Types (CRDTs). To do this <text:span text:style-name="T10">I have </text:span>designed experiments which expose statistics about network usage, memory consumption, and scalability, and run these experiments on <text:span text:style-name="T10">an environment built around the open source library</text:span> ShareJS <text:span text:style-name="T11">(which implements OT)</text:span> and a comparative system I created based on <text:span text:style-name="T94">a specific</text:span> CRDT. <text:span text:style-name="T91">The system meets the originally proposed goals of implementing a concurrent text editor based on CRDTs which passes all tests for correctness; quantitative analysis is presented in the Evaluation section [section ref].</text:span></text:p>
      <text:p text:style-name="P53"/>
      <text:p text:style-name="P115"><text:span text:style-name="T144">The CRDT on which the collaborative text editor is based is described in detail in the Preparation [</text:span><text:span text:style-name="T17">section ref</text:span><text:span text:style-name="T98">] section. In contrast to the OT-based library ShareJS, my system</text:span><text:span text:style-name="T5"> also runs on a peer to peer network architecture </text:span><text:span text:style-name="T6">instead of a traditional client-server model</text:span><text:span text:style-name="T5">. The lack of a server reduces the number of stateful parts in the overall system, at the expense of more complex networking. I managed this complexity by beginning with a simulated peer to peer architecture. The simulation allows me to control the precise topology, link latencies, and protocol and explore advantages and disadvantages of using a P2P approach. Implementing a real P2P network stack based on WebRTC is an optional extension [___ </text:span><text:span text:style-name="T6">fill in</text:span><text:span text:style-name="T5">___].</text:span></text:p>
      <text:p text:style-name="P122"/>
      <text:p text:style-name="P39"/>
      <text:p text:style-name="P108">Related Work</text:p>
      <text:p text:style-name="P108"><text:span text:style-name="T1">Part of the challenge of this project was to develop my CRDT and associated algorithms based only on an explanation of the required functionality provided by Martin Kleppmann [</text:span><text:span text:style-name="T9">put picture in </text:span><text:span text:style-name="T1">appendix reference?]. As a result, my solution is not state of the art and there exist </text:span><text:span text:style-name="T8">implementations in the literature </text:span><text:span text:style-name="T1">which provide CRDTs that are more optimized in terms memory consumption [and network usage? </text:span><text:span text:style-name="T9">~ this may not even be true, might be pretty optimal</text:span><text:span text:style-name="T1">]. </text:span><text:span text:style-name="T7">For completeness, and discussion in later sections about how the statistics might improve </text:span><text:span text:style-name="T8">using some of those ideas, I will provide a brief </text:span><text:soft-page-break/><text:span text:style-name="T8">overview here.</text:span></text:p>
      <text:p text:style-name="P108"/>
      <text:p text:style-name="P62"><text:span text:style-name="T145">T</text:span>reedoc</text:p>
      <text:p text:style-name="P65">Treedoc [citation needed]</text:p>
      <text:p text:style-name="P65"/>
      <text:p text:style-name="P65"/>
      <text:p text:style-name="P65"/>
      <text:p text:style-name="P62">Logoot</text:p>
      <text:p text:style-name="P61">Logoot [citation needed] </text:p>
      <text:p text:style-name="P61"/>
      <text:p text:style-name="P63">LSEQ</text:p>
      <text:p text:style-name="P63"/>
      <text:p text:style-name="P63"/>
      <text:p text:style-name="P64">Logoot Undo</text:p>
      <text:p text:style-name="P6"/>
      <text:p text:style-name="P6"/>
      <text:p text:style-name="P6">– – – – </text:p>
      <text:p text:style-name="P9">[paragraph that doesn't really fit anywhere well but has important ideas, <text:span text:style-name="T148">might include</text:span>]</text:p>
      <text:p text:style-name="P9">It may seem that conflict between users' operations is inevitable. And indeed, if one had a shared single data cell, into which users write different information, one user's choice must win. One approach might be to insert both values into the cell and let the users resolve the conflict. With text editing, we define conflicts as actions that would traditionally result in data loss – for example if both users write different values into index 0 of our string buffer. <text:span text:style-name="T99">With both OT and CRDTs, we resolve this by inserting both users' values into the string buffer, one after the other. This matches the expectation that no data is lost, the difficult then returns to achieving convergence on all the clients. One user's data must 'win' in terms of being inserted before the other, which may still be be perceived as conflict by the user. However, on the algorithmic level, conflict has been avoided.</text:span></text:p>
      <text:p text:style-name="P7">– – – –</text:p>
      <text:p text:style-name="P39"/>
      <text:list xml:id="list5013352312413176617" text:style-name="L2">
        <text:list-item>
          <text:p text:style-name="P71"><text:span text:style-name="T30">R</text:span><text:span text:style-name="T28">efer to paper 'Regional Undo...' for user preference for local undo/global undo/ other preferences</text:span></text:p>
        </text:list-item>
        <text:list-item>
          <text:p text:style-name="P72">Refer to paper 'CRDT Supporting Selective Undo' at some point</text:p>
        </text:list-item>
        <text:list-item>
          <text:p text:style-name="P97">CRDTs are conflict-free it only means that two edits can commute (be applied in any order)</text:p>
        </text:list-item>
        <text:list-item>
          <text:p text:style-name="P87">CRDT = Conflict Free RDT = Convergent RDT !!!!</text:p>
        </text:list-item>
      </text:list>
      <text:p text:style-name="P79">Argue that OT and CRDT came out of the desire to have conflict free document editing</text:p>
      <text:list xml:id="list8285195489835681437" text:style-name="L3">
        <text:list-item>
          <text:p text:style-name="P55"><text:span text:style-name="T100">The original inspiration and demostration of “real time” collaborative editing came out of 'The Mother of All Demos' (</text:span><text:a xlink:type="simple" xlink:href="https://en.wikipedia.org/wiki/The_Mother_of_All_Demos">https://en.wikipedia.org/wiki/The_Mother_of_All_Demos</text:a><text:span text:style-name="T100"> – need a better source for the fact that it had collaborative editing) in 1968</text:span></text:p>
        </text:list-item>
        <text:list-item>
          <text:p text:style-name="P80">Implementations took until about 1990 to start appearing</text:p>
        </text:list-item>
        <text:list-item>
          <text:p text:style-name="P81"><text:span text:style-name="T90">[optional] </text:span>Basic versions used locking and hoped that latencies were low enough =&gt; not good enough for users</text:p>
          <text:list>
            <text:list-item>
              <text:p text:style-name="P55"><text:a xlink:type="simple" xlink:href="https://en.wikipedia.org/wiki/Collaborative_real-time_editor"><text:span text:style-name="T100">https://en.wikipedia.org/wiki/Collaborative_real-time_editor</text:span></text:a></text:p>
            </text:list-item>
          </text:list>
        </text:list-item>
        <text:list-item>
          <text:p text:style-name="P81">Arguably the most used real time editing environment nowadays is Google Docs. </text:p>
          <text:list>
            <text:list-item>
              <text:p text:style-name="P81">This is built on top of OT</text:p>
            </text:list-item>
            <text:list-item>
              <text:p text:style-name="P81">Users seem to be relatively happy, presumably because:</text:p>
              <text:list>
                <text:list-item>
                  <text:p text:style-name="P81">Any user can edit document at any time, anywhere without locking</text:p>
                </text:list-item>
                <text:list-item>
                  <text:p text:style-name="P81">Their own edits never get lost</text:p>
                </text:list-item>
                <text:list-item>
                  <text:p text:style-name="P81"><text:soft-page-break/>Everyone ends up with the same result after quiescence has been reached</text:p>
                </text:list-item>
              </text:list>
            </text:list-item>
          </text:list>
        </text:list-item>
        <text:list-item>
          <text:p text:style-name="P82">Active research area since the 90's, with CRDT's appearing formally in 2007</text:p>
        </text:list-item>
      </text:list>
      <text:p text:style-name="P4"/>
      <text:p text:style-name="P40">background about CRDT and OT</text:p>
      <text:list xml:id="list2789231327926139562" text:style-name="L4">
        <text:list-item>
          <text:p text:style-name="P83">Basic CRDT structure, and transforms principle</text:p>
        </text:list-item>
        <text:list-item>
          <text:p text:style-name="P83">OT requires server to “serialize” order, very difficult to reconcile without it</text:p>
        </text:list-item>
        <text:list-item>
          <text:p text:style-name="P83">CRDT has an order defined by the timestamping/lamport clock</text:p>
        </text:list-item>
        <text:list-item>
          <text:p text:style-name="P83">Tradeoff between CRDT memory/structural complexity and OT processing and complexity</text:p>
        </text:list-item>
        <text:list-item>
          <text:p text:style-name="P56"><text:line-break/></text:p>
        </text:list-item>
      </text:list>
      <text:p text:style-name="P4"/>
      <text:p text:style-name="P5"/>
      <text:p text:style-name="P5"/>
      <text:p text:style-name="P4"/>
      <text:p text:style-name="P50">Preparation [~2,500 words]</text:p>
      <text:p text:style-name="P42"/>
      <text:p text:style-name="P42">Starting Point</text:p>
      <text:p text:style-name="P42">---</text:p>
      <text:p text:style-name="P21">[from proposal – tense <text:span text:style-name="T105">changed to past</text:span>?]</text:p>
      <text:p text:style-name="P30">[this is bad – just use next paragraph?]</text:p>
      <text:p text:style-name="P31"><text:span text:style-name="T149">Q</text:span>uote from this project's proposal: </text:p>
      <text:p text:style-name="P47"><text:span text:style-name="T79">I have some knowledge of the open source library ShareJS from a past internship, which I leveraged </text:span>when evaluating and comparing it to my system. My knowledge of CRDTs and the relevant adding/insert/merge algorithms stemmed mostly from a high level explanation provided by Martin Kleppmann, along with a diagram.<text:span text:style-name="T79"> This was the starting point for my implementation of the concurrent text editor. Since I </text:span><text:span text:style-name="T80">had</text:span><text:span text:style-name="T79"> no experience writing test cases and performance profiling, nor network simulation, I </text:span><text:span text:style-name="T80">had</text:span><text:span text:style-name="T79"> to learn how to do these. </text:span></text:p>
      <text:p text:style-name="P21">---</text:p>
      <text:p text:style-name="P47"/>
      <text:p text:style-name="P48"><text:span text:style-name="T89">To begin with, </text:span><text:span text:style-name="T78">I had experience with ShareJS, which was leveraged when creating the comparative system. Additionally, I was already proficient in Javascript and had working knowledge of Typescript, my main implementation language. However, almost all other aspects were new, notably: writing test cases, the process of creating standard experiments and using these to profile performance, and how to implement a simulation. Of particular note is the CRDT I implemented. </text:span><text:span text:style-name="T81">I developed the data structure from a description of the required functionality provided by Martin Kleppmann </text:span><text:span text:style-name="T78">at the start of Michaelmas Term </text:span><text:span text:style-name="T81">2016 [Insert </text:span><text:span text:style-name="T82">starting point whiteboard</text:span><text:span text:style-name="T81"> image in appendix?] </text:span><text:span text:style-name="T82">on paper before beginning any implementation. The CRDT structure is </text:span><text:span text:style-name="T85">briefly </text:span><text:span text:style-name="T83">described </text:span><text:span text:style-name="T85">below</text:span><text:span text:style-name="T83">, and </text:span><text:span text:style-name="T85">a</text:span><text:span text:style-name="T83"> more detailed structure can be found in the Implementation section [section ref</text:span><text:span text:style-name="T84">].</text:span></text:p>
      <text:p text:style-name="P48"/>
      <text:p text:style-name="P49"><text:span text:style-name="T116">At the highest level, m</text:span>y CRDT implements a linked list, where each link contains one character and a pointer. <text:span text:style-name="T116">On writing a character into the string exposed by the CRDT, we can therefore generate an insert operation with the character and a position. A deleted character adds a 'deleted' tag to the corresponding link (such links are called tombstones). On retrieval of the string, only the characters which have not been deleted are concatenated. ShareJS, on the other hand, only stores the final string, and transforms the incoming operations against its local ones to insert or delete at the correct index. A ShareJS operation thus requires an index, a character (or word), and also contains a document version on which the operation was performed locally.</text:span></text:p>
      <text:p text:style-name="P48"/>
      <text:p text:style-name="P43"/>
      <text:list xml:id="list203630540954228" text:continue-numbering="true" text:style-name="L4">
        <text:list-item>
          <text:p text:style-name="P88">Starting point</text:p>
        </text:list-item>
        <text:list-item>
          <text:p text:style-name="P89">Preparation for implementation</text:p>
          <text:list>
            <text:list-item>
              <text:p text:style-name="P89">Introduction to CRDT by Martin</text:p>
            </text:list-item>
            <text:list-item>
              <text:p text:style-name="P73">Development on paper – sort out hard cases (“<text:span text:style-name="T114">conflict”</text:span>)</text:p>
              <text:list>
                <text:list-item>
                  <text:p text:style-name="P74">technically this isn't what I did before I started working on algorithms and theory, might fit better in implementation</text:p>
                </text:list-item>
              </text:list>
            </text:list-item>
          </text:list>
        </text:list-item>
        <text:list-item>
          <text:p text:style-name="P90">Make sure to clear up any extra information they need to understand OT/CRDTs</text:p>
          <text:list>
            <text:list-item>
              <text:p text:style-name="P92">Discuss my specific CRDT!</text:p>
            </text:list-item>
            <text:list-item>
              <text:p text:style-name="P93">notion of implementing a concurrently modified linked list that represents a sequence of text</text:p>
            </text:list-item>
            <text:list-item>
              <text:p text:style-name="P93">versus keeping a block of text and transforming text inserts into the correct location</text:p>
            </text:list-item>
          </text:list>
        </text:list-item>
      </text:list>
      <text:p text:style-name="P18"/>
      <text:p text:style-name="P18"/>
      <text:p text:style-name="P45"><text:span text:style-name="T112">Expectations, </text:span>Hypotheses, P2P and it<text:span text:style-name="T115">s</text:span> benefits/downsides</text:p>
      <text:p text:style-name="P10"><text:soft-page-break/>Given our <text:span text:style-name="T115">rough </text:span>understanding of <text:span text:style-name="T108">my </text:span>CRDT and <text:span text:style-name="T108">ShareJS</text:span>, we can make hypotheses about the quantitative results that might <text:span text:style-name="T107">be obtained. In terms of basic memory requirements, each ShareJS client only requires storing the final string. On the other hand, each character in the CRDT is tagged with both an identifier and a 'next' identifier which together make up the links and pointers in the linked list. For </text:span><text:span text:style-name="T19">n</text:span><text:span text:style-name="T49"> characters in the CRDT, each identifier is at longest </text:span><text:span text:style-name="T19">log10(n)</text:span><text:span text:style-name="T49"> characters long, so the overall memory usage grows with </text:span><text:span text:style-name="T19">O(n(1+2*log10(n))) = O(n*log(n))</text:span><text:span text:style-name="T49">, which is somewhat higher than ShareJS's </text:span><text:span text:style-name="T19">O(n)</text:span><text:span text:style-name="T49">. The extra cost of storing the identifiers is thus unlikely to a major issue, but still noteworthy. </text:span><text:span text:style-name="T76">[note about ShareJS having to store past operations somewhere to transform against...?]</text:span></text:p>
      <text:p text:style-name="P10"/>
      <text:p text:style-name="P11"><text:span text:style-name="T50">Given that the CRDT system runs over a P2P network, while ShareJS requires a server, as long as the P2P network is more connected than the star network topology that is client-server, the average latency for all the clients to receive data should be lower. In terms of number of characters sent over the network per action, it is difficult to make a prediction due to optimizations that may or may not be implemented. However, given a basic assumption of each character inserted into a CRDT also requiring <text:s/>two identifiers to be sent, we get an </text:span><text:span text:style-name="T20">O(n*log</text:span><text:span text:style-name="T21">10</text:span><text:span text:style-name="T20">(n))</text:span><text:span text:style-name="T50"> complexity again. On the other hand, ShareJS sends one character or word at a time, plus an index and a document version that the operation was performed on. If we have </text:span><text:span text:style-name="T20">k</text:span><text:span text:style-name="T50"> characters in the document, we also have at most </text:span><text:span text:style-name="T20">k</text:span><text:span text:style-name="T50"> document versions. </text:span><text:span text:style-name="T20">K</text:span><text:span text:style-name="T50">'s length as a string is </text:span><text:span text:style-name="T20">log</text:span><text:span text:style-name="T21">10</text:span><text:span text:style-name="T20">(k)</text:span><text:span text:style-name="T50"> characters. Thus we get an approximate </text:span><text:span text:style-name="T20">O(n*log</text:span><text:span text:style-name="T21">10</text:span><text:span text:style-name="T20">(k))</text:span><text:span text:style-name="T50"> for ShareJS. In practice, this is likely to be better than the CRDT complexity.</text:span></text:p>
      <text:p text:style-name="P11"/>
      <text:p text:style-name="P12"><text:span text:style-name="T61">Knowing that </text:span><text:span text:style-name="T28">my implementation might lower network latency but </text:span><text:span text:style-name="T68">increase </text:span><text:span text:style-name="T28">network traffic slightly, it is worth examining what other reasons there might be for using a system that is capable of running over a P2P network. Generally, a key element </text:span><text:span text:style-name="T52">is</text:span><text:span text:style-name="T28"> privacy. A P2P network can run over a secure, anonymous network such as Tor [</text:span><text:a xlink:type="simple" xlink:href="https://www.torproject.org/docs/faq"><text:span text:style-name="T28">https://www.torproject.org/docs/faq</text:span></text:a><text:span text:style-name="T51">] </text:span><text:span text:style-name="T52">and since no middleware needs to intercept and read packets, encryption may be used.</text:span><text:span text:style-name="T51"> </text:span><text:span text:style-name="T52">OT systems require a server, which may need to transform operations against each other – which of course requires transmitting all operations in plain text and immediately kills any chance of anonymity and privacy. </text:span><text:span text:style-name="T53">One benefit of using a central server is that there is a natural “cloud” repository in which to store the contents of documents; a P2P network either requires some peers to be connected in order to download the latest version, or a server to have a repository of documents. There are similar issues when facing state replay for new clients that join the network. The network cost of joining is examined in this project (see section ____ [SECTION REF to ?]). </text:span><text:span text:style-name="T54">Luckily, in terms of privacy, a central repository for CRDT based documents would not need to be able to read the contents, just distribute them on demand. </text:span><text:span text:style-name="T58">Lastly, established P2P networks usually have further </text:span><text:span text:style-name="T68">benefits</text:span><text:span text:style-name="T58"> such as lacking single points of failure, lower probability of downtime and lower operational cost to the provider, but these </text:span><text:span text:style-name="T60">properties and their implications</text:span><text:span text:style-name="T58"> are not in </text:span><text:span text:style-name="T59">the </text:span><text:span text:style-name="T58">scope of this project.</text:span></text:p>
      <text:p text:style-name="P12"/>
      <text:p text:style-name="P32"/>
      <text:p text:style-name="P12"><text:span text:style-name="T54">~~~UNADDRESSED </text:span><text:span text:style-name="T56">topic/issue, middling importance~~~</text:span></text:p>
      <text:p text:style-name="P32">how would having a central CRDT storage server work? </text:p>
      <text:p text:style-name="P12"><text:span text:style-name="T54">Require user to 'save' P2P updated CRDT to server before the last one leaves? Attempt to do it automatically – corner cases like computer crashes/power outage before can save to server. Or just incorporate the server as a 'client' but then it needs to be able to decrypt the </text:span><text:span text:style-name="T55">operations that are being sent around. Perhaps periodically save the document to server? What about if we have offline editing – each P2P client needs to store state anyway, merge on rejoin, which is difficult as I don't have the ability to merge two CRDTs (needs correct linking in linked list, but this is very doable, just not implemented). In that case, why not just have no server and just edit your own copies of the document, merge later? This isn't very user friendly though – can only join an existing copy of a document if another peer is online... </text:span><text:span text:style-name="T57">I think </text:span><text:span text:style-name="T77">this constraint mandates an always on server</text:span><text:span text:style-name="T57"> somewhere</text:span></text:p>
      <text:p text:style-name="P13"><text:soft-page-break/><text:span text:style-name="T55">~</text:span><text:span text:style-name="T28">~~</text:span></text:p>
      <text:p text:style-name="P16"/>
      <text:list xml:id="list203628852851927" text:continue-numbering="true" text:style-name="L4">
        <text:list-item>
          <text:p text:style-name="P85">High level introduction about this project</text:p>
          <text:list>
            <text:list-item>
              <text:p text:style-name="P84"><text:span text:style-name="T92">[Background in introduction?] Hypotheses:</text:span>High level advantages of <text:span text:style-name="T12">CRDT vs OT – expect memory consumption to be higher for CRDT but growth roughly similar (relatively high constant though... - just kidding, different complexities), lower latencies, similar network usage</text:span></text:p>
            </text:list-item>
          </text:list>
        </text:list-item>
        <text:list-item>
          <text:p text:style-name="P85">High level introduction about P2P and its advantages</text:p>
          <text:list>
            <text:list-item>
              <text:p text:style-name="P86"><text:span text:style-name="T92">i</text:span>nherent advantages of using P2P vs Client-Server: <text:span text:style-name="T13">privacy</text:span><text:span text:style-name="T28">, file storage and retrieval, congestion (less relevant, small packets and not particularly a focus since my broadcast simulation will die), roboustness/downtime, cost/environment</text:span></text:p>
            </text:list-item>
          </text:list>
        </text:list-item>
        <text:list-item>
          <text:p text:style-name="P95"><text:span text:style-name="T110">[</text:span>Maybe put this last – hypotheses are important <text:span text:style-name="T113">to</text:span> keep in mind going forward. Plus also depend on some more explanation of my crdt and sharejs<text:span text:style-name="T110">]</text:span></text:p>
        </text:list-item>
      </text:list>
      <text:p text:style-name="P41"/>
      <text:p text:style-name="P41"/>
      <text:p text:style-name="P42">Requirements Analysis</text:p>
      <text:p text:style-name="P77"/>
      <text:p text:style-name="P77">To reiterate the success criteria listed in the project proposal, I hoped to</text:p>
      <text:list xml:id="list6043445381344680658" text:style-name="L9">
        <text:list-item>
          <text:p text:style-name="P78">Implement a <text:span text:style-name="T141">concurrent, distributed</text:span> text editor based on CRDTs</text:p>
        </text:list-item>
        <text:list-item>
          <text:p text:style-name="P78"><text:span text:style-name="T139">Pass correctness tests for this CRDT</text:span></text:p>
        </text:list-item>
        <text:list-item>
          <text:p text:style-name="P111"><text:span text:style-name="T86">Obtain and compare quantitative results comparing ShareJS and the CRDT based system</text:span></text:p>
        </text:list-item>
      </text:list>
      <text:p text:style-name="P109"/>
      <text:p text:style-name="P112"><text:span text:style-name="T86">P</text:span><text:span text:style-name="T78">oint</text:span><text:span text:style-name="T87">s</text:span><text:span text:style-name="T78"> </text:span><text:span text:style-name="T87">one and three</text:span><text:span text:style-name="T78"> ha</text:span><text:span text:style-name="T87">ve multiple</text:span><text:span text:style-name="T78"> </text:span><text:span text:style-name="T87">unspecified subgoals</text:span><text:span text:style-name="T78">. </text:span><text:span text:style-name="T87">For clarity, Table __ [number] lists all of these and their respective importance and difficulty. </text:span><text:span text:style-name="T88">These more closely mirror the 'Detailed Project Structure' of the proposal.</text:span></text:p>
      <text:p text:style-name="P112"/>
      <table:table table:name="Table1" table:style-name="Table1">
        <table:table-column table:style-name="Table1.A"/>
        <table:table-column table:style-name="Table1.B"/>
        <table:table-column table:style-name="Table1.C"/>
        <table:table-row>
          <table:table-cell table:style-name="Table1.A1" office:value-type="string">
            <text:p text:style-name="P123">Goal</text:p>
          </table:table-cell>
          <table:table-cell table:style-name="Table1.A1" office:value-type="string">
            <text:p text:style-name="P123">Priority</text:p>
          </table:table-cell>
          <table:table-cell table:style-name="Table1.C1" office:value-type="string">
            <text:p text:style-name="P123">Difficulty</text:p>
          </table:table-cell>
        </table:table-row>
        <table:table-row>
          <table:table-cell table:style-name="Table1.A2" office:value-type="string">
            <text:p text:style-name="P123">Implement and unit test <text:span text:style-name="T140">core </text:span>CRDT</text:p>
          </table:table-cell>
          <table:table-cell table:style-name="Table1.A2" office:value-type="string">
            <text:p text:style-name="P123">High</text:p>
          </table:table-cell>
          <table:table-cell table:style-name="Table1.C2" office:value-type="string">
            <text:p text:style-name="P123">Medium</text:p>
          </table:table-cell>
        </table:table-row>
        <table:table-row>
          <table:table-cell table:style-name="Table1.A2" office:value-type="string">
            <text:p text:style-name="P123">Implement network simulation</text:p>
          </table:table-cell>
          <table:table-cell table:style-name="Table1.A2" office:value-type="string">
            <text:p text:style-name="P123">High</text:p>
          </table:table-cell>
          <table:table-cell table:style-name="Table1.C2" office:value-type="string">
            <text:p text:style-name="P123">High</text:p>
          </table:table-cell>
        </table:table-row>
        <table:table-row>
          <table:table-cell table:style-name="Table1.A2" office:value-type="string">
            <text:p text:style-name="P123">Optimize CRDT Insert</text:p>
          </table:table-cell>
          <table:table-cell table:style-name="Table1.A2" office:value-type="string">
            <text:p text:style-name="P123">Low</text:p>
          </table:table-cell>
          <table:table-cell table:style-name="Table1.C2" office:value-type="string">
            <text:p text:style-name="P123">Medium</text:p>
          </table:table-cell>
        </table:table-row>
        <table:table-row>
          <table:table-cell table:style-name="Table1.A2" office:value-type="string">
            <text:p text:style-name="P124">Design experiment format</text:p>
          </table:table-cell>
          <table:table-cell table:style-name="Table1.A2" office:value-type="string">
            <text:p text:style-name="P124">High</text:p>
          </table:table-cell>
          <table:table-cell table:style-name="Table1.C2" office:value-type="string">
            <text:p text:style-name="P124">Low</text:p>
          </table:table-cell>
        </table:table-row>
        <table:table-row>
          <table:table-cell table:style-name="Table1.A2" office:value-type="string">
            <text:p text:style-name="P124">Create ShareJS system capable of running experiments</text:p>
          </table:table-cell>
          <table:table-cell table:style-name="Table1.A2" office:value-type="string">
            <text:p text:style-name="P124">High</text:p>
          </table:table-cell>
          <table:table-cell table:style-name="Table1.C2" office:value-type="string">
            <text:p text:style-name="P124">Medium</text:p>
          </table:table-cell>
        </table:table-row>
        <table:table-row>
          <table:table-cell table:style-name="Table1.A2" office:value-type="string">
            <text:p text:style-name="P125">Write log analysis scripts</text:p>
          </table:table-cell>
          <table:table-cell table:style-name="Table1.A2" office:value-type="string">
            <text:p text:style-name="P125">Med</text:p>
          </table:table-cell>
          <table:table-cell table:style-name="Table1.C2" office:value-type="string">
            <text:p text:style-name="P125">Low</text:p>
          </table:table-cell>
        </table:table-row>
      </table:table>
      <text:p text:style-name="P112"><text:span text:style-name="T87"/></text:p>
      <text:p text:style-name="P109"/>
      <text:list xml:id="list31928336367513510" text:style-name="L8">
        <text:list-header>
          <text:p text:style-name="P110"/>
        </text:list-header>
      </text:list>
      <text:p text:style-name="P109"/>
      <text:list xml:id="list203630734901003" text:continue-numbering="true" text:style-name="L8">
        <text:list-item>
          <text:p text:style-name="P98"><text:span text:style-name="T79">“</text:span><text:span text:style-name="T132">Requirements analysis</text:span>, also called <text:span text:style-name="T132">requirements</text:span> engineering, is the process of determining user expectations for a new or modified product. These features, called <text:span text:style-name="T132">requirements</text:span>, must be quantifiable, relevant and detailed. In software engineering, such <text:span text:style-name="T132">requirements</text:span> are often called functional specifications.”</text:p>
        </text:list-item>
      </text:list>
      <text:p text:style-name="P21"/>
      <text:p text:style-name="P21"/>
      <text:p text:style-name="P44">Development method</text:p>
      <text:p text:style-name="P46">The project began with two large components <text:span text:style-name="T109">that</text:span> presented separate challenges: the implementation of <text:soft-page-break/>a working and correct CRDT, and a network simulation [requirements?]. I created three separate projects, one for developing the CRDT, one for developing a network simulation, and one for combining these two. This approach would only pay off if I took care to write modular, well contained code that would be easily combined. <text:span text:style-name="T106">To achieve clean, extensible abstractions I spent some time in writing out interfaces (for which Typescript was very useful) and specifications for various modules of each project on paper. Rather than locking in too much detail to start with however, I only specified the bare minimum of what I needed to develop the most difficult parts of the projects first. I then iteratively refined the implementations and specifications towards my goal. When it came around to merging the projects, I had little difficulty. The abstractions I followed are outlined in the Implementation section.</text:span></text:p>
      <text:p text:style-name="Standard"/>
      <text:p text:style-name="Standard"/>
      <text:p text:style-name="Standard"/>
      <text:p text:style-name="P44">Libraries, Languages, <text:s/>and Tooling</text:p>
      <text:p text:style-name="P27">ShareJS is the main external <text:span text:style-name="T129">resource </text:span>I required. It is released under the MIT license [<text:span text:style-name="T13">citation needed].</text:span> <text:span text:style-name="T125">The versioning and project direction is somewhat confusing, however I used ShareJS v0.6.3 rather than the more current ShareJS 0.7, also known as ShareDB. This package was installed via the NPM package manager. The other large library I used was D3.js [</text:span><text:span text:style-name="T27">citation</text:span><text:span text:style-name="T25"> needed</text:span><text:span text:style-name="T127">], a commonly used visualization tool that helped me build a network visualization for debugging purposes (its is also quite fun to watch!) [is this appropriate?]. I did a survey of other libraries that might be simpler and lighter on resources, however in terms of documentation, ease of use, and familiarity I did not find anything more suitable.</text:span></text:p>
      <text:p text:style-name="P27"/>
      <text:p text:style-name="P22">The three main implementation languages, by lines of code, are Typescript, Python, and Coffeescript/ Javascript (mainly in ShareJS). <text:span text:style-name="T118">Reasons for choosing Typescript as the primary language are familiarity, how easily it integrates with web technologies and JSON objects, typing – which helps with project scale and early error detection –, and the fact that ShareJS was written in Coffeescript and transpiled to Javascript, which Typescript also transpiles to. In order to maximize code reuse and comparability of results, it makes sense to run both systems on the same platform.</text:span></text:p>
      <text:p text:style-name="P22"/>
      <text:p text:style-name="P23">The aforementioned platform has to be a web browser. The most developer friendly choices are Firefox and Chrome. However, both have issues for this project. Firstly, logging memory in Firefox is difficult, and the relatively hidden API that enables it is complex and badly documented [<text:span text:style-name="T13">citation needed]</text:span>. On the other hand, Chrome offers a simple interface to measure memory when certain flags are enabled [<text:span text:style-name="T13">citation needed</text:span>]. Conversely, Chrome does not allow more than 6 active TCP sessions to a single domain from one session, which I need to be able to do when running an experiment with more than 6 clients in a single browser tab. Firefox has a simple <text:span text:style-name="T13">about:config</text:span> setting where this limit can be increased [<text:span text:style-name="T13">citation needed</text:span>]. Luckily, ShareJS contains a built in workaround for the TCP limit most browsers have. <text:span text:style-name="T120">Thus with memory measurement support and a solution to the TCP limit, my platform of choice is Chrome version ___ [</text:span><text:span text:style-name="T22">chrome version needed</text:span><text:span text:style-name="T119">].</text:span></text:p>
      <text:p text:style-name="P23"/>
      <text:p text:style-name="P25">Before starting this project, I was already familiar with a certain development flow and environment used in conjunction with Typescript. The rapid changes in and wide range of choice available for web development work flows pushed me to use what I was somewhat familiar with. This stack includes <text:span text:style-name="T122">package manager NPM [</text:span><text:span text:style-name="T24">citation needed</text:span><text:span text:style-name="T122">], </text:span>Typescript <text:span text:style-name="T118">[</text:span><text:span text:style-name="T23">citation needed</text:span><text:span text:style-name="T118">]</text:span>, <text:span text:style-name="T122">transpiler, </text:span>Babel <text:span text:style-name="T118">[</text:span><text:span text:style-name="T23">citation needed</text:span><text:span text:style-name="T118">]</text:span>, and <text:span text:style-name="T122">script bundler </text:span>Webpack <text:span text:style-name="T118">[</text:span><text:span text:style-name="T23">citation needed</text:span><text:span text:style-name="T118">]</text:span>, while coding in Visual Studio Code <text:span text:style-name="T118">[</text:span><text:span text:style-name="T23">citation needed</text:span><text:span text:style-name="T118">]</text:span>, an <text:span text:style-name="T121">open source</text:span> IDE largely developed alongside Typescript by Microsoft. <text:span text:style-name="T121">How to couple all these tools together correctly is an issue in itself, and setting up a working configuration was one of the biggest preparation steps before implementation began. Unfortunately, I did not think of bringing my prior employer's configuration documentation with me which would have made this phase much easier </text:span><text:soft-page-break/><text:span text:style-name="T121">[is this too personal/irrelevant or is it ok].</text:span></text:p>
      <text:p text:style-name="P24"/>
      <text:p text:style-name="P26">Backups and data safety were mentioned in the project proposal. Github provided the primary backup, with commits at important checkpoints and at least once per work day. The local repository also lives in my Dropbox folder for continuous cloud backups. In the event of file system failure, my data also lives on a separate data hard drive from the <text:span text:style-name="T123">primary development operating system Ubuntu 14.04 LTS</text:span>. <text:span text:style-name="T124">The MCS computers are the alternative development machines in case of complete failure or loss of laptop.</text:span></text:p>
      <text:p text:style-name="P24"/>
      <text:p text:style-name="P28">The full list of NPM package dependencies required directly and indirectly can been found in Appendix __ [<text:span text:style-name="T13">appendix ref</text:span><text:span text:style-name="T126">]</text:span></text:p>
      <text:p text:style-name="P24"/>
      <text:p text:style-name="P23"/>
      <text:p text:style-name="P23"/>
      <text:list xml:id="list203630473488905" text:continue-list="list203628852851927" text:style-name="L4">
        <text:list-item>
          <text:p text:style-name="P88">Tooling</text:p>
          <text:list>
            <text:list-item>
              <text:p text:style-name="P91">Sort out development environment</text:p>
            </text:list-item>
            <text:list-item>
              <text:p text:style-name="P91">Discuss Typescript, npm, babel, etc.</text:p>
            </text:list-item>
            <text:list-item>
              <text:p text:style-name="P91">Git</text:p>
            </text:list-item>
          </text:list>
        </text:list-item>
        <text:list-item>
          <text:p text:style-name="P91">ShareJS refresher</text:p>
        </text:list-item>
        <text:list-item>
          <text:p text:style-name="P96">Network Visualization</text:p>
          <text:list>
            <text:list-item>
              <text:p text:style-name="P94">Examined various different libraries but settled on D3, even though relatively heavy</text:p>
            </text:list-item>
          </text:list>
        </text:list-item>
      </text:list>
      <text:p text:style-name="P19"/>
      <text:p text:style-name="P19"/>
      <text:p text:style-name="P44"><text:span text:style-name="T150">Important </text:span>Design Decisions</text:p>
      <text:p text:style-name="P34">From the outset, I knew I could make simplifications in some aspects of the project, and would likely need to be more flexible and verbose in others. These design decisions were made at various points throughout the development process, though happily most were made early enough to not require large changes to the existing code <text:span text:style-name="T133">base. </text:span></text:p>
      <text:p text:style-name="P34"/>
      <text:p text:style-name="P35">One broad category of decisions <text:span text:style-name="T134">has</text:span> to do with the network simulation. Because I had no experience with simulation design, did not want to implement a full network protocol, and networking is not the focal point of this project [grammar not matching], <text:span text:style-name="T134">I did my best to keep everything simple. My system assumes the network guarantees in order delivery, and is capable of a broadcast to all peers of a node. Broadcast is not typically found in Internet applications – IPv6 does not even include any broadcast functionality and opts for multicast instead [</text:span><text:span text:style-name="T26">citation needed </text:span><text:a xlink:type="simple" xlink:href="https://www.ietf.org/rfc/rfc2460.txt"><text:span text:style-name="T26">https://www.ietf.org/rfc/rfc2460.txt</text:span></text:a><text:span text:style-name="T134">]. Using global broadcast has severe implications in terms of network efficiency – without any further measures, it requires packets be forwarded to all neighbors, who choose not to forward if seen before. Thus every packet will be sent one too many times to neighbors, who at some point in time will already have seen it. The symptoms of this property can be seen in the Evaluation [</text:span><text:span text:style-name="T26">section ref</text:span><text:span text:style-name="T134">] section. However, while it has downsides, broadcast is simple to simulate given a network topology, requires no addressing (at least in my implementation), and no sophisticated protocols.</text:span></text:p>
      <text:p text:style-name="P35"/>
      <text:p text:style-name="P36">While the broadcast is a useful simplification, the topology of a P2P network affects a system's functionality nearly as strongly. As this project is somewhat a comparison between P2P and client-server architecture, being able to run experiments over different topologies is fairly important. My initial focus was on a fully connected P2P topology to contrast with the star that models clients and servers. However, forcing the <text:span text:style-name="T138">P2P </text:span>simulation to run on a star itself <text:span text:style-name="T137">is perhaps a more direct comparison that might be enlightening</text:span>. With just two <text:span text:style-name="T137">desired</text:span> topologies it is already sensible to have a fully general mechanism for specifying a <text:span text:style-name="T136">network</text:span>. <text:span text:style-name="T135">My simulation can be programmed to accept an arbitrary </text:span><text:soft-page-break/><text:span text:style-name="T135">topology and model latencies on individual links. To aid debugging and visualization [GB?] I also decided to build a dynamic graphical network representation that could be run in tandem with the simulation.</text:span></text:p>
      <text:p text:style-name="P36"/>
      <text:p text:style-name="P37">The other important design decisions are more general. One is to measure all packet and data structure sizes in terms of number of characters they require when represented in string form, using a standard JSON object to string conversion. This allows fair comparisons working across platforms, and is the most obvious way to measure the size of a Javascript JSON object. The other is to log network packets on the application layer. That is, rather than intercepting and logging packet information at the operating system, I log data about the payloads of packets from within the applications. This is the simplest way to do fair comparisons between a simulation's network traffic, whose packets contain no headers or other overhead, and a real TCP/IP stack's traffic.</text:p>
      <text:p text:style-name="P44"/>
      <text:list xml:id="list203630345926142" text:continue-numbering="true" text:style-name="L4">
        <text:list-item>
          <text:p text:style-name="P99">Planning network protocol <text:span text:style-name="T117">(!)</text:span></text:p>
          <text:list>
            <text:list-item>
              <text:p text:style-name="P99">Network visualization</text:p>
              <text:list>
                <text:list-item>
                  <text:p text:style-name="P99">Ended up being non-vital, but helped with debugging</text:p>
                </text:list-item>
              </text:list>
            </text:list-item>
            <text:list-item>
              <text:p text:style-name="P99">Decision to implement a general network topology to be able to examine different scenarios</text:p>
            </text:list-item>
            <text:list-item>
              <text:p text:style-name="P102"><text:span text:style-name="T28">Decision to use broadcast as network protocol as a </text:span><text:span text:style-name="T29">simplification</text:span></text:p>
            </text:list-item>
            <text:list-item>
              <text:p text:style-name="P102"><text:span text:style-name="T29">!!! </text:span><text:span text:style-name="T67">Assume n</text:span><text:span text:style-name="T65">o los</text:span><text:span text:style-name="T66">s, delivery guaranteed!</text:span></text:p>
            </text:list-item>
          </text:list>
        </text:list-item>
        <text:list-item>
          <text:p text:style-name="P100">important decision: measuring everything in terms of number of characters (standard across machines, implementations, architectures) rather than bits...</text:p>
        </text:list-item>
        <text:list-item>
          <text:p text:style-name="P101">Another important decision: application layer logging </text:p>
          <text:list>
            <text:list-item>
              <text:p text:style-name="P101">to be able to compare simulation/simplified packet format to TCP/IP packets used in ShareJS</text:p>
            </text:list-item>
          </text:list>
        </text:list-item>
      </text:list>
      <text:p text:style-name="P17"/>
      <text:p text:style-name="P8"/>
      <text:p text:style-name="P20"/>
      <text:p text:style-name="P1"/>
      <text:p text:style-name="P1">Implementation [~4,500 words]</text:p>
      <text:list xml:id="list8518477805145969554" text:style-name="L6">
        <text:list-item>
          <text:p text:style-name="P57">Outline abstractions/implementation plan <text:span text:style-name="T111">(referenced in Preparation)</text:span></text:p>
        </text:list-item>
      </text:list>
      <text:p text:style-name="P14"/>
      <text:p text:style-name="P14"/>
      <text:p text:style-name="P15"><text:span text:style-name="T62">[Implementation?]</text:span><text:span text:style-name="T63">A </text:span><text:span text:style-name="T28">CRDT for representing text needs to provide an ordering for the characters contained in the data structure. My CRDT encodes a linked list in a hash map, where each key is a unique identifier for a <text:s/>(character, </text:span><text:span text:style-name="T64">next key) pair. The vital property is that the keys are unique and totally orderable. </text:span></text:p>
      <text:p text:style-name="P33"/>
      <text:p text:style-name="P1">Evaluation [~2,000 words]</text:p>
      <text:p text:style-name="P3"/>
      <text:list xml:id="list203630850629065" text:continue-list="list203630345926142" text:style-name="L4">
        <text:list-item>
          <text:p text:style-name="P75">Discuss some literature about CRDTs</text:p>
          <text:list>
            <text:list-item>
              <text:p text:style-name="P75">Treedoc is a well written paper, <text:span text:style-name="T128">easy to grok</text:span></text:p>
            </text:list-item>
            <text:list-item>
              <text:p text:style-name="P76">Perhaps put this in evaluation/discussion as a <text:span text:style-name="T131">further </text:span>comparison to what might be achieved with better identifier design etc.</text:p>
            </text:list-item>
          </text:list>
        </text:list-item>
      </text:list>
      <text:p text:style-name="P29"/>
      <text:p text:style-name="P29"/>
      <text:p text:style-name="P1">Conclusion [~500 words]</text:p>
      <text:p text:style-name="P3"/>
      <text:p text:style-name="P3"/>
      <text:p text:style-name="P3"><text:soft-page-break/></text:p>
      <text:p text:style-name="P2">Misc notes</text:p>
      <text:list xml:id="list7786736973941051573" text:style-name="L7">
        <text:list-item>
          <text:p text:style-name="P58">causal/total ordering reference to our 1B course:</text:p>
          <text:list>
            <text:list-item>
              <text:p text:style-name="P103"><text:a xlink:type="simple" xlink:href="http://www.cl.cam.ac.uk/teaching/1617/ConcDisSys/2017-DistributedSystems-1B-L4-handout.pdf"><text:span text:style-name="T1">http://www.cl.cam.ac.uk/teaching/1617/ConcDisSys/2017-DistributedSystems-1B-L4-handout.pdf</text:span></text:a></text:p>
            </text:list-item>
            <text:list-item>
              <text:p text:style-name="P58">lamport clock enforces causal ordering; client ID breaks ties =&gt; imposes total order (but not necessarily a happens-before order given an omniscient view)</text:p>
            </text:list-item>
          </text:list>
        </text:list-item>
        <text:list-item>
          <text:p text:style-name="P104"><text:a xlink:type="simple" xlink:href="https://github.com/aphyr/meangirls#lww-element-set"><text:span text:style-name="T1">https://github.com/aphyr/meangirls#lww-element-set</text:span></text:a></text:p>
          <text:list>
            <text:list-item>
              <text:p text:style-name="P59">Implementation/reference for various basic CRDT's</text:p>
            </text:list-item>
          </text:list>
        </text:list-item>
        <text:list-item>
          <text:p text:style-name="P60">Interesting article on monotonicity, crdt, distributed systems, etc</text:p>
          <text:list>
            <text:list-item>
              <text:p text:style-name="P60"><text:a xlink:type="simple" xlink:href="http://book.mixu.net/distsys/eventual.html">http://book.mixu.net/distsys/eventual.html</text:a></text:p>
            </text:list-item>
            <text:list-item>
              <text:p text:style-name="P60">probably useful as a reference for <text:span text:style-name="T104">something</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4:00:55.134120313</meta:creation-date>
    <meta:generator>LibreOffice/4.2.8.2$Linux_X86_64 LibreOffice_project/420m0$Build-2</meta:generator>
    <dc:date>2017-03-02T20:36:28.652279436</dc:date>
    <meta:editing-duration>P6DT22H29M24S</meta:editing-duration>
    <meta:editing-cycles>159</meta:editing-cycles>
    <meta:document-statistic meta:table-count="1" meta:image-count="0" meta:object-count="0" meta:page-count="11" meta:paragraph-count="163" meta:word-count="4586" meta:character-count="28929" meta:non-whitespace-character-count="24534"/>
  </office:meta>
</office:document-meta>
</file>